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cb876f"/>
    </style:style>
    <style:style style:name="P11" style:family="paragraph" style:parent-style-name="Thesis_5f_body">
      <style:text-properties officeooo:paragraph-rsid="01d1fbc3"/>
    </style:style>
    <style:style style:name="P12" style:family="paragraph" style:parent-style-name="Thesis_5f_body">
      <style:text-properties fo:language="bg" fo:country="BG" officeooo:rsid="020811ef" officeooo:paragraph-rsid="020fa8f2"/>
    </style:style>
    <style:style style:name="P13" style:family="paragraph" style:parent-style-name="Thesis_5f_body">
      <style:text-properties fo:language="bg" fo:country="BG" officeooo:rsid="02216c56" officeooo:paragraph-rsid="02216c56"/>
    </style:style>
    <style:style style:name="P14" style:family="paragraph" style:parent-style-name="Thesis_5f_body">
      <style:paragraph-properties fo:text-align="justify" style:justify-single-word="false"/>
      <style:text-properties fo:language="bg" fo:country="BG" officeooo:rsid="02316f69" officeooo:paragraph-rsid="02316f69"/>
    </style:style>
    <style:style style:name="P15"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6" style:family="paragraph" style:parent-style-name="Thesis_5f_body">
      <style:text-properties fo:language="bg" fo:country="BG" officeooo:rsid="024d3423" officeooo:paragraph-rsid="024d3423" fo:background-color="transparent"/>
    </style:style>
    <style:style style:name="P17" style:family="paragraph" style:parent-style-name="Thesis_5f_body">
      <style:text-properties fo:language="bg" fo:country="BG" officeooo:rsid="0209fc3b" officeooo:paragraph-rsid="02b74a49"/>
    </style:style>
    <style:style style:name="P18" style:family="paragraph" style:parent-style-name="Thesis_5f_body">
      <style:text-properties fo:language="bg" fo:country="BG" officeooo:rsid="020c729a" officeooo:paragraph-rsid="02b74a49"/>
    </style:style>
    <style:style style:name="P19"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20" style:family="paragraph" style:parent-style-name="Thesis_5f_body">
      <style:text-properties officeooo:rsid="0223c1b4" fo:background-color="#ffff00"/>
    </style:style>
    <style:style style:name="P21" style:family="paragraph" style:parent-style-name="Thesis_5f_body">
      <style:text-properties officeooo:rsid="02d8dab0" officeooo:paragraph-rsid="02d8dab0"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text-properties officeooo:rsid="02216c56" officeooo:paragraph-rsid="02216c56"/>
    </style:style>
    <style:style style:name="P26" style:family="paragraph" style:parent-style-name="Thesis_5f_body">
      <style:paragraph-properties fo:text-align="start" style:justify-single-word="false"/>
      <style:text-properties officeooo:rsid="022bd978" officeooo:paragraph-rsid="022bd978"/>
    </style:style>
    <style:style style:name="P27" style:family="paragraph" style:parent-style-name="Thesis_5f_body">
      <style:paragraph-properties fo:text-align="center" style:justify-single-word="false"/>
      <style:text-properties officeooo:paragraph-rsid="022bd978"/>
    </style:style>
    <style:style style:name="P28" style:family="paragraph" style:parent-style-name="Thesis_5f_body">
      <style:paragraph-properties fo:text-align="center" style:justify-single-word="false"/>
      <style:text-properties officeooo:paragraph-rsid="0243bddf"/>
    </style:style>
    <style:style style:name="P29" style:family="paragraph" style:parent-style-name="Thesis_5f_body">
      <style:text-properties officeooo:paragraph-rsid="022bd978"/>
    </style:style>
    <style:style style:name="P30" style:family="paragraph" style:parent-style-name="Thesis_5f_body">
      <style:text-properties officeooo:paragraph-rsid="022f01b8"/>
    </style:style>
    <style:style style:name="P31" style:family="paragraph" style:parent-style-name="Thesis_5f_body">
      <style:paragraph-properties fo:text-align="justify" style:justify-single-word="false"/>
      <style:text-properties officeooo:rsid="02032a7d" officeooo:paragraph-rsid="02316f69"/>
    </style:style>
    <style:style style:name="P32" style:family="paragraph" style:parent-style-name="Thesis_5f_body">
      <style:paragraph-properties fo:text-align="justify" style:justify-single-word="false"/>
      <style:text-properties officeooo:rsid="0204e267" officeooo:paragraph-rsid="0237717f"/>
    </style:style>
    <style:style style:name="P33" style:family="paragraph" style:parent-style-name="Thesis_5f_body">
      <style:paragraph-properties fo:text-align="justify" style:justify-single-word="false"/>
      <style:text-properties officeooo:paragraph-rsid="023cb3eb"/>
    </style:style>
    <style:style style:name="P34" style:family="paragraph" style:parent-style-name="Thesis_5f_body">
      <style:paragraph-properties fo:text-align="justify" style:justify-single-word="false"/>
      <style:text-properties officeooo:paragraph-rsid="02407147"/>
    </style:style>
    <style:style style:name="P35" style:family="paragraph" style:parent-style-name="Thesis_5f_body">
      <style:text-properties officeooo:paragraph-rsid="0243bddf"/>
    </style:style>
    <style:style style:name="P36" style:family="paragraph" style:parent-style-name="Thesis_5f_body">
      <style:text-properties officeooo:rsid="02452410" officeooo:paragraph-rsid="02467ba1"/>
    </style:style>
    <style:style style:name="P37" style:family="paragraph" style:parent-style-name="Thesis_5f_body">
      <style:text-properties officeooo:rsid="011e2908" officeooo:paragraph-rsid="021c3539"/>
    </style:style>
    <style:style style:name="P38" style:family="paragraph" style:parent-style-name="Thesis_5f_body">
      <style:text-properties fo:language="ru" fo:country="RU" officeooo:rsid="01f95797" officeooo:paragraph-rsid="0243bddf" fo:background-color="transparent"/>
    </style:style>
    <style:style style:name="P39" style:family="paragraph" style:parent-style-name="Thesis_5f_body">
      <style:text-properties fo:language="ru" fo:country="RU" officeooo:rsid="017b4e5e" officeooo:paragraph-rsid="02c29d7c"/>
    </style:style>
    <style:style style:name="P40"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1" style:family="paragraph" style:parent-style-name="Thesis_5f_body">
      <style:text-properties fo:language="ru" fo:country="RU" officeooo:paragraph-rsid="02fc9825"/>
    </style:style>
    <style:style style:name="P42"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43" style:family="paragraph" style:parent-style-name="Thesis_5f_body">
      <style:text-properties officeooo:rsid="0256356d" officeooo:paragraph-rsid="0256356d"/>
    </style:style>
    <style:style style:name="P44" style:family="paragraph" style:parent-style-name="Thesis_5f_body">
      <style:text-properties officeooo:rsid="0223c1b4" officeooo:paragraph-rsid="0262477b"/>
    </style:style>
    <style:style style:name="P45" style:family="paragraph" style:parent-style-name="Thesis_5f_body">
      <style:text-properties officeooo:paragraph-rsid="02647b4a"/>
    </style:style>
    <style:style style:name="P46" style:family="paragraph" style:parent-style-name="Thesis_5f_body">
      <style:text-properties officeooo:paragraph-rsid="02669ddf"/>
    </style:style>
    <style:style style:name="P47" style:family="paragraph" style:parent-style-name="Thesis_5f_body">
      <style:text-properties style:font-name="Times New Roman" fo:language="bg" fo:country="BG" officeooo:rsid="028ea244" officeooo:paragraph-rsid="028fdca1" fo:background-color="transparent"/>
    </style:style>
    <style:style style:name="P48" style:family="paragraph" style:parent-style-name="Thesis_5f_body">
      <style:text-properties style:font-name="Times New Roman" fo:language="bg" fo:country="BG" officeooo:rsid="02902cb0" officeooo:paragraph-rsid="02902cb0" fo:background-color="transparent"/>
    </style:style>
    <style:style style:name="P49" style:family="paragraph" style:parent-style-name="Thesis_5f_body">
      <style:text-properties officeooo:paragraph-rsid="0289f5d1"/>
    </style:style>
    <style:style style:name="P50" style:family="paragraph" style:parent-style-name="Thesis_5f_body">
      <style:text-properties officeooo:paragraph-rsid="02906675"/>
    </style:style>
    <style:style style:name="P51" style:family="paragraph" style:parent-style-name="Thesis_5f_body">
      <style:text-properties officeooo:paragraph-rsid="02a1258a"/>
    </style:style>
    <style:style style:name="P52" style:family="paragraph" style:parent-style-name="Thesis_5f_body">
      <style:text-properties officeooo:paragraph-rsid="02a7c037"/>
    </style:style>
    <style:style style:name="P53" style:family="paragraph" style:parent-style-name="Thesis_5f_body">
      <style:text-properties officeooo:paragraph-rsid="02a85b49"/>
    </style:style>
    <style:style style:name="P54" style:family="paragraph" style:parent-style-name="Thesis_5f_body">
      <style:text-properties officeooo:rsid="02bb9787" officeooo:paragraph-rsid="02bc6748"/>
    </style:style>
    <style:style style:name="P55" style:family="paragraph" style:parent-style-name="Thesis_5f_body">
      <style:text-properties officeooo:paragraph-rsid="02c12a72"/>
    </style:style>
    <style:style style:name="P56" style:family="paragraph" style:parent-style-name="Thesis_5f_body">
      <style:text-properties officeooo:paragraph-rsid="02c29d7c"/>
    </style:style>
    <style:style style:name="P57" style:family="paragraph" style:parent-style-name="Thesis_5f_body">
      <style:text-properties officeooo:paragraph-rsid="02d57940"/>
    </style:style>
    <style:style style:name="P58" style:family="paragraph" style:parent-style-name="Thesis_5f_body">
      <style:text-properties officeooo:paragraph-rsid="02da7e72"/>
    </style:style>
    <style:style style:name="P59" style:family="paragraph" style:parent-style-name="Thesis_5f_body">
      <style:text-properties officeooo:rsid="029c96c9" officeooo:paragraph-rsid="029c96c9"/>
    </style:style>
    <style:style style:name="P60" style:family="paragraph" style:parent-style-name="Thesis_5f_body">
      <style:text-properties officeooo:rsid="018178aa" officeooo:paragraph-rsid="02c8c43a"/>
    </style:style>
    <style:style style:name="P61" style:family="paragraph" style:parent-style-name="Thesis_5f_body">
      <style:text-properties officeooo:paragraph-rsid="02e54a67"/>
    </style:style>
    <style:style style:name="P62" style:family="paragraph" style:parent-style-name="Thesis_5f_body">
      <style:text-properties officeooo:paragraph-rsid="02f25e91"/>
    </style:style>
    <style:style style:name="P63" style:family="paragraph" style:parent-style-name="Thesis_5f_body">
      <style:text-properties officeooo:paragraph-rsid="02f29667"/>
    </style:style>
    <style:style style:name="P64" style:family="paragraph" style:parent-style-name="Thesis_5f_body">
      <style:text-properties officeooo:paragraph-rsid="02faf8e9"/>
    </style:style>
    <style:style style:name="P65" style:family="paragraph" style:parent-style-name="Thesis_5f_body">
      <style:text-properties officeooo:paragraph-rsid="02fc9825"/>
    </style:style>
    <style:style style:name="P66" style:family="paragraph" style:parent-style-name="Thesis_5f_body">
      <style:text-properties officeooo:rsid="02e54a67" officeooo:paragraph-rsid="02e91078"/>
    </style:style>
    <style:style style:name="P67" style:family="paragraph" style:parent-style-name="Thesis_5f_body">
      <style:text-properties officeooo:paragraph-rsid="01c386a6"/>
    </style:style>
    <style:style style:name="P68" style:family="paragraph" style:parent-style-name="Thesis_5f_body">
      <style:text-properties officeooo:rsid="030ae902" officeooo:paragraph-rsid="030ae902"/>
    </style:style>
    <style:style style:name="P69" style:family="paragraph" style:parent-style-name="Thesis_5f_body">
      <style:text-properties officeooo:rsid="030ae902" officeooo:paragraph-rsid="032ef850"/>
    </style:style>
    <style:style style:name="P70" style:family="paragraph" style:parent-style-name="Thesis_5f_body">
      <style:text-properties officeooo:paragraph-rsid="032ef850"/>
    </style:style>
    <style:style style:name="P71" style:family="paragraph" style:parent-style-name="Thesis_5f_body">
      <style:text-properties officeooo:paragraph-rsid="02b4546d"/>
    </style:style>
    <style:style style:name="P72" style:family="paragraph" style:parent-style-name="Thesis_5f_body">
      <style:text-properties officeooo:paragraph-rsid="0333b87e"/>
    </style:style>
    <style:style style:name="P73" style:family="paragraph" style:parent-style-name="Thesis_5f_body">
      <style:text-properties officeooo:rsid="030dda5f" officeooo:paragraph-rsid="032ef850"/>
    </style:style>
    <style:style style:name="P74" style:family="paragraph" style:parent-style-name="Thesis_5f_body">
      <style:text-properties officeooo:paragraph-rsid="0346479f"/>
    </style:style>
    <style:style style:name="P75" style:family="paragraph" style:parent-style-name="Thesis_5f_body" style:list-style-name="L21"/>
    <style:style style:name="P76" style:family="paragraph" style:parent-style-name="Thesis_5f_body">
      <style:text-properties officeooo:paragraph-rsid="035c13a5"/>
    </style:style>
    <style:style style:name="P77" style:family="paragraph" style:parent-style-name="Thesis_5f_body">
      <style:text-properties officeooo:paragraph-rsid="035dc0ef"/>
    </style:style>
    <style:style style:name="P78" style:family="paragraph" style:parent-style-name="Thesis_5f_body">
      <style:text-properties officeooo:paragraph-rsid="0360605a"/>
    </style:style>
    <style:style style:name="P79" style:family="paragraph" style:parent-style-name="Thesis_5f_body">
      <style:text-properties officeooo:rsid="033916ef" officeooo:paragraph-rsid="033916ef"/>
    </style:style>
    <style:style style:name="P80" style:family="paragraph" style:parent-style-name="Thesis_5f_body">
      <style:text-properties officeooo:rsid="036550c1" officeooo:paragraph-rsid="036550c1"/>
    </style:style>
    <style:style style:name="P81" style:family="paragraph" style:parent-style-name="Thesis_5f_Heading1" style:list-style-name="L20" style:master-page-name="Thesis_5f_bodyPage">
      <style:paragraph-properties style:page-number="auto"/>
    </style:style>
    <style:style style:name="P82" style:family="paragraph" style:parent-style-name="Thesis_5f_Heading3" style:list-style-name="Thesis_5f_numbering">
      <style:text-properties officeooo:rsid="02226352" officeooo:paragraph-rsid="01da3902"/>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hadow="none"/>
    </style:style>
    <style:style style:name="T8" style:family="text">
      <style:text-properties officeooo:rsid="0223c1b4" fo:background-color="#ffff00" loext:char-shading-value="0"/>
    </style:style>
    <style:style style:name="T9" style:family="text">
      <style:text-properties officeooo:rsid="02b82361" fo:background-color="#ffff00" loext:char-shading-value="0"/>
    </style:style>
    <style:style style:name="T10" style:family="text">
      <style:text-properties officeooo:rsid="030dda5f" fo:background-color="#ffff00" loext:char-shading-value="0"/>
    </style:style>
    <style:style style:name="T11" style:family="text">
      <style:text-properties officeooo:rsid="0322b49a" fo:background-color="#ffff00" loext:char-shading-value="0"/>
    </style:style>
    <style:style style:name="T12" style:family="text">
      <style:text-properties style:text-position="sub 58%" fo:language="en" fo:country="US"/>
    </style:style>
    <style:style style:name="T13" style:family="text">
      <style:text-properties style:text-position="sub 58%" fo:language="en" fo:country="US" style:font-size-asian="10.5pt"/>
    </style:style>
    <style:style style:name="T14" style:family="text">
      <style:text-properties style:text-position="sub 58%" fo:language="ru" fo:country="RU" officeooo:rsid="0114fb40"/>
    </style:style>
    <style:style style:name="T15" style:family="text">
      <style:text-properties style:text-position="sub 58%" officeooo:rsid="030c542f"/>
    </style:style>
    <style:style style:name="T16" style:family="text">
      <style:text-properties style:text-position="sub 58%" officeooo:rsid="03290a8b"/>
    </style:style>
    <style:style style:name="T17" style:family="text">
      <style:text-properties style:text-position="0% 100%" fo:language="ru" fo:country="RU" officeooo:rsid="0114fb40"/>
    </style:style>
    <style:style style:name="T18" style:family="text">
      <style:text-properties style:text-position="0% 100%" fo:language="en" fo:country="US"/>
    </style:style>
    <style:style style:name="T19" style:family="text">
      <style:text-properties style:text-position="0% 100%" fo:language="en" fo:country="US" officeooo:rsid="020572cc"/>
    </style:style>
    <style:style style:name="T20" style:family="text">
      <style:text-properties style:text-position="0% 100%" fo:language="en" fo:country="US" officeooo:rsid="0237717f"/>
    </style:style>
    <style:style style:name="T21" style:family="text">
      <style:text-properties style:text-position="0% 100%" fo:language="en" fo:country="US" officeooo:rsid="023e832c" fo:background-color="transparent" loext:char-shading-value="0"/>
    </style:style>
    <style:style style:name="T22" style:family="text">
      <style:text-properties style:text-position="0% 100%" fo:language="en" fo:country="US" officeooo:rsid="0240b852" fo:background-color="transparent" loext:char-shading-value="0"/>
    </style:style>
    <style:style style:name="T23" style:family="text">
      <style:text-properties style:text-position="0% 100%" fo:language="en" fo:country="US" officeooo:rsid="0240b852"/>
    </style:style>
    <style:style style:name="T24" style:family="text">
      <style:text-properties style:text-position="0% 100%" fo:language="bg" fo:country="BG"/>
    </style:style>
    <style:style style:name="T25" style:family="text">
      <style:text-properties style:text-position="0% 100%" fo:language="bg" fo:country="BG" officeooo:rsid="0204e267"/>
    </style:style>
    <style:style style:name="T26" style:family="text">
      <style:text-properties style:text-position="0% 100%" fo:language="bg" fo:country="BG" officeooo:rsid="020572cc"/>
    </style:style>
    <style:style style:name="T27" style:family="text">
      <style:text-properties style:text-position="0% 100%" fo:language="bg" fo:country="BG" officeooo:rsid="02316f69"/>
    </style:style>
    <style:style style:name="T28" style:family="text">
      <style:text-properties style:text-position="0% 100%" fo:language="bg" fo:country="BG" officeooo:rsid="0237717f"/>
    </style:style>
    <style:style style:name="T29" style:family="text">
      <style:text-properties style:text-position="0% 100%" fo:language="bg" fo:country="BG" officeooo:rsid="023cb3eb"/>
    </style:style>
    <style:style style:name="T30" style:family="text">
      <style:text-properties style:text-position="0% 100%" fo:language="bg" fo:country="BG" officeooo:rsid="020252a4" fo:background-color="transparent" loext:char-shading-value="0"/>
    </style:style>
    <style:style style:name="T31" style:family="text">
      <style:text-properties style:text-position="0% 100%" fo:language="bg" fo:country="BG" officeooo:rsid="023e832c" fo:background-color="transparent" loext:char-shading-value="0"/>
    </style:style>
    <style:style style:name="T32" style:family="text">
      <style:text-properties style:text-position="0% 100%" fo:language="bg" fo:country="BG" officeooo:rsid="024292dc"/>
    </style:style>
    <style:style style:name="T33" style:family="text">
      <style:text-properties style:text-position="0% 100%" style:font-name="Times New Roman" fo:language="en" fo:country="US" officeooo:rsid="02647b4a" fo:background-color="transparent" loext:char-shading-value="0"/>
    </style:style>
    <style:style style:name="T34" style:family="text">
      <style:text-properties style:text-position="0% 100%" style:font-name="Times New Roman" fo:language="en" fo:country="US" officeooo:rsid="024d3423" fo:background-color="transparent" loext:char-shading-value="0"/>
    </style:style>
    <style:style style:name="T35" style:family="text">
      <style:text-properties style:text-position="0% 100%" style:font-name="Times New Roman" fo:language="bg" fo:country="BG" officeooo:rsid="0269e92a" fo:background-color="transparent" loext:char-shading-value="0"/>
    </style:style>
    <style:style style:name="T36" style:family="text">
      <style:text-properties style:text-position="0% 100%" style:font-name="Times New Roman" fo:language="bg" fo:country="BG" officeooo:rsid="026b2712" fo:background-color="transparent" loext:char-shading-value="0"/>
    </style:style>
    <style:style style:name="T37" style:family="text">
      <style:text-properties style:text-position="0% 100%" style:font-name="Times New Roman" fo:language="bg" fo:country="BG" officeooo:rsid="026dfc35"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77" style:family="text">
      <style:text-properties fo:language="ru" fo:country="RU" officeooo:rsid="01c386a6"/>
    </style:style>
    <style:style style:name="T78" style:family="text">
      <style:text-properties fo:language="ru" fo:country="RU" officeooo:rsid="01e574b9"/>
    </style:style>
    <style:style style:name="T79" style:family="text">
      <style:text-properties fo:language="ru" fo:country="RU" officeooo:rsid="01e77159"/>
    </style:style>
    <style:style style:name="T80" style:family="text">
      <style:text-properties fo:language="ru" fo:country="RU" officeooo:rsid="01e8fbf5"/>
    </style:style>
    <style:style style:name="T81" style:family="text">
      <style:text-properties fo:language="ru" fo:country="RU" officeooo:rsid="022bd978"/>
    </style:style>
    <style:style style:name="T82" style:family="text">
      <style:text-properties fo:language="ru" fo:country="RU" officeooo:rsid="029d8513"/>
    </style:style>
    <style:style style:name="T83" style:family="text">
      <style:text-properties fo:language="ru" fo:country="RU" officeooo:rsid="029f26c8"/>
    </style:style>
    <style:style style:name="T84" style:family="text">
      <style:text-properties fo:language="ru" fo:country="RU" officeooo:rsid="02a1258a"/>
    </style:style>
    <style:style style:name="T85" style:family="text">
      <style:text-properties fo:language="ru" fo:country="RU" officeooo:rsid="02a38236"/>
    </style:style>
    <style:style style:name="T86" style:family="text">
      <style:text-properties fo:language="ru" fo:country="RU" officeooo:rsid="02a43f44"/>
    </style:style>
    <style:style style:name="T87" style:family="text">
      <style:text-properties fo:language="ru" fo:country="RU" officeooo:rsid="02a5a0fa"/>
    </style:style>
    <style:style style:name="T88" style:family="text">
      <style:text-properties fo:language="ru" fo:country="RU" officeooo:rsid="02bfe583"/>
    </style:style>
    <style:style style:name="T89" style:family="text">
      <style:text-properties fo:language="ru" fo:country="RU" officeooo:rsid="02c12a72"/>
    </style:style>
    <style:style style:name="T90" style:family="text">
      <style:text-properties fo:language="ru" fo:country="RU" officeooo:rsid="02c30232"/>
    </style:style>
    <style:style style:name="T91" style:family="text">
      <style:text-properties fo:language="ru" fo:country="RU" officeooo:rsid="02d1e734"/>
    </style:style>
    <style:style style:name="T92" style:family="text">
      <style:text-properties fo:language="ru" fo:country="RU" officeooo:rsid="02d3b7f0"/>
    </style:style>
    <style:style style:name="T93" style:family="text">
      <style:text-properties fo:language="ru" fo:country="RU" officeooo:rsid="02d57940"/>
    </style:style>
    <style:style style:name="T94" style:family="text">
      <style:text-properties fo:language="ru" fo:country="RU" officeooo:rsid="02d5d240"/>
    </style:style>
    <style:style style:name="T95" style:family="text">
      <style:text-properties fo:language="ru" fo:country="RU" officeooo:rsid="02da7e72"/>
    </style:style>
    <style:style style:name="T96" style:family="text">
      <style:text-properties fo:language="ru" fo:country="RU" officeooo:rsid="02efaeb2"/>
    </style:style>
    <style:style style:name="T97" style:family="text">
      <style:text-properties fo:language="ru" fo:country="RU" officeooo:rsid="02f07443"/>
    </style:style>
    <style:style style:name="T98" style:family="text">
      <style:text-properties fo:language="ru" fo:country="RU" officeooo:rsid="02f25e91"/>
    </style:style>
    <style:style style:name="T99" style:family="text">
      <style:text-properties fo:language="ru" fo:country="RU" officeooo:rsid="02f29667"/>
    </style:style>
    <style:style style:name="T100" style:family="text">
      <style:text-properties fo:language="ru" fo:country="RU" officeooo:rsid="02f45237"/>
    </style:style>
    <style:style style:name="T101" style:family="text">
      <style:text-properties fo:language="ru" fo:country="RU" officeooo:rsid="02f63f3b"/>
    </style:style>
    <style:style style:name="T102" style:family="text">
      <style:text-properties fo:language="ru" fo:country="RU" officeooo:rsid="02f6bb36"/>
    </style:style>
    <style:style style:name="T103" style:family="text">
      <style:text-properties fo:language="ru" fo:country="RU" officeooo:rsid="02f89262"/>
    </style:style>
    <style:style style:name="T104" style:family="text">
      <style:text-properties fo:language="ru" fo:country="RU" officeooo:rsid="02f96f2d"/>
    </style:style>
    <style:style style:name="T105" style:family="text">
      <style:text-properties fo:language="ru" fo:country="RU" officeooo:rsid="02faf8e9"/>
    </style:style>
    <style:style style:name="T106" style:family="text">
      <style:text-properties fo:language="ru" fo:country="RU" officeooo:rsid="02fc9825"/>
    </style:style>
    <style:style style:name="T107" style:family="text">
      <style:text-properties fo:language="ru" fo:country="RU" officeooo:rsid="02fe6b87"/>
    </style:style>
    <style:style style:name="T108" style:family="text">
      <style:text-properties fo:language="ru" fo:country="RU" officeooo:rsid="03018a0e"/>
    </style:style>
    <style:style style:name="T109" style:family="text">
      <style:text-properties fo:language="ru" fo:country="RU" officeooo:rsid="034e5d9d" fo:background-color="#ffff00" loext:char-shading-value="0"/>
    </style:style>
    <style:style style:name="T110" style:family="text">
      <style:text-properties fo:language="ru" fo:country="RU" officeooo:rsid="035dc0ef" fo:background-color="#ffff00" loext:char-shading-value="0"/>
    </style:style>
    <style:style style:name="T111" style:family="text">
      <style:text-properties fo:language="ru" fo:country="RU" officeooo:rsid="035ee637" fo:background-color="#ffff00" loext:char-shading-value="0"/>
    </style:style>
    <style:style style:name="T112" style:family="text">
      <style:text-properties fo:language="ru" fo:country="RU" officeooo:rsid="0305a991"/>
    </style:style>
    <style:style style:name="T113" style:family="text">
      <style:text-properties fo:language="ru" fo:country="RU" officeooo:rsid="03071805"/>
    </style:style>
    <style:style style:name="T114" style:family="text">
      <style:text-properties fo:language="ru" fo:country="RU" fo:font-style="italic" fo:font-weight="bold" style:font-style-asian="italic" style:font-weight-asian="bold" style:font-style-complex="italic" style:font-weight-complex="bold"/>
    </style:style>
    <style:style style:name="T115" style:family="text">
      <style:text-properties fo:language="ru" fo:country="RU" fo:font-style="italic" fo:font-weight="bold" officeooo:rsid="030ca7ce" style:font-style-asian="italic" style:font-weight-asian="bold" style:font-style-complex="italic" style:font-weight-complex="bold"/>
    </style:style>
    <style:style style:name="T116" style:family="text">
      <style:text-properties fo:language="ru" fo:country="RU" officeooo:rsid="0328cc18"/>
    </style:style>
    <style:style style:name="T117" style:family="text">
      <style:text-properties fo:language="ru" fo:country="RU" officeooo:rsid="032c7896"/>
    </style:style>
    <style:style style:name="T118" style:family="text">
      <style:text-properties fo:language="ru" fo:country="RU" officeooo:rsid="032ef850"/>
    </style:style>
    <style:style style:name="T119" style:family="text">
      <style:text-properties fo:language="ru" fo:country="RU" officeooo:rsid="032f3b89"/>
    </style:style>
    <style:style style:name="T120" style:family="text">
      <style:text-properties fo:language="ru" fo:country="RU" officeooo:rsid="03310ff2"/>
    </style:style>
    <style:style style:name="T121" style:family="text">
      <style:text-properties fo:language="ru" fo:country="RU" officeooo:rsid="0332bc9b"/>
    </style:style>
    <style:style style:name="T122" style:family="text">
      <style:text-properties fo:language="ru" fo:country="RU" officeooo:rsid="0340481b"/>
    </style:style>
    <style:style style:name="T123" style:family="text">
      <style:text-properties fo:language="ru" fo:country="RU" officeooo:rsid="03418fe5"/>
    </style:style>
    <style:style style:name="T124" style:family="text">
      <style:text-properties fo:language="ru" fo:country="RU" officeooo:rsid="034383b3"/>
    </style:style>
    <style:style style:name="T125" style:family="text">
      <style:text-properties fo:language="ru" fo:country="RU" officeooo:rsid="034514af"/>
    </style:style>
    <style:style style:name="T126" style:family="text">
      <style:text-properties fo:language="ru" fo:country="RU" officeooo:rsid="034527f1"/>
    </style:style>
    <style:style style:name="T127" style:family="text">
      <style:text-properties fo:language="ru" fo:country="RU" officeooo:rsid="0346479f"/>
    </style:style>
    <style:style style:name="T128" style:family="text">
      <style:text-properties fo:language="ru" fo:country="RU" officeooo:rsid="03475a6a"/>
    </style:style>
    <style:style style:name="T129" style:family="text">
      <style:text-properties fo:language="ru" fo:country="RU" officeooo:rsid="034a6b9d"/>
    </style:style>
    <style:style style:name="T130" style:family="text">
      <style:text-properties fo:language="ru" fo:country="RU" officeooo:rsid="034c5ca6"/>
    </style:style>
    <style:style style:name="T131" style:family="text">
      <style:text-properties fo:language="ru" fo:country="RU" officeooo:rsid="034da883"/>
    </style:style>
    <style:style style:name="T132" style:family="text">
      <style:text-properties fo:language="ru" fo:country="RU" officeooo:rsid="034dec27"/>
    </style:style>
    <style:style style:name="T133" style:family="text">
      <style:text-properties fo:language="ru" fo:country="RU" officeooo:rsid="034e8eba"/>
    </style:style>
    <style:style style:name="T134" style:family="text">
      <style:text-properties fo:language="ru" fo:country="RU" officeooo:rsid="03511121"/>
    </style:style>
    <style:style style:name="T135" style:family="text">
      <style:text-properties fo:language="ru" fo:country="RU" officeooo:rsid="03526e24"/>
    </style:style>
    <style:style style:name="T136" style:family="text">
      <style:text-properties fo:language="ru" fo:country="RU" officeooo:rsid="035346ee"/>
    </style:style>
    <style:style style:name="T137" style:family="text">
      <style:text-properties fo:language="ru" fo:country="RU" officeooo:rsid="0354c8ca"/>
    </style:style>
    <style:style style:name="T138" style:family="text">
      <style:text-properties fo:language="ru" fo:country="RU" officeooo:rsid="03569bbd"/>
    </style:style>
    <style:style style:name="T139" style:family="text">
      <style:text-properties fo:language="ru" fo:country="RU" officeooo:rsid="0357ea99"/>
    </style:style>
    <style:style style:name="T140" style:family="text">
      <style:text-properties fo:language="ru" fo:country="RU" officeooo:rsid="03597257"/>
    </style:style>
    <style:style style:name="T141" style:family="text">
      <style:text-properties fo:language="ru" fo:country="RU" officeooo:rsid="0359dbe6"/>
    </style:style>
    <style:style style:name="T142" style:family="text">
      <style:text-properties fo:language="ru" fo:country="RU" officeooo:rsid="035aaa4e"/>
    </style:style>
    <style:style style:name="T143" style:family="text">
      <style:text-properties fo:language="ru" fo:country="RU" officeooo:rsid="035c13a5"/>
    </style:style>
    <style:style style:name="T144" style:family="text">
      <style:text-properties fo:language="ru" fo:country="RU" officeooo:rsid="035dc0ef"/>
    </style:style>
    <style:style style:name="T145" style:family="text">
      <style:text-properties fo:language="ru" fo:country="RU" officeooo:rsid="035ee637"/>
    </style:style>
    <style:style style:name="T146" style:family="text">
      <style:text-properties fo:language="ru" fo:country="RU" officeooo:rsid="0360478b"/>
    </style:style>
    <style:style style:name="T147" style:family="text">
      <style:text-properties fo:language="ru" fo:country="RU" officeooo:rsid="0360605a"/>
    </style:style>
    <style:style style:name="T148" style:family="text">
      <style:text-properties fo:language="ru" fo:country="RU" officeooo:rsid="03625f38"/>
    </style:style>
    <style:style style:name="T149" style:family="text">
      <style:text-properties fo:language="ru" fo:country="RU" officeooo:rsid="03658168"/>
    </style:style>
    <style:style style:name="T150" style:family="text">
      <style:text-properties fo:language="en" fo:country="US"/>
    </style:style>
    <style:style style:name="T151" style:family="text">
      <style:text-properties fo:language="en" fo:country="US" fo:background-color="transparent" loext:char-shading-value="0"/>
    </style:style>
    <style:style style:name="T152" style:family="text">
      <style:text-properties fo:language="en" fo:country="US" officeooo:rsid="01f95797" fo:background-color="transparent" loext:char-shading-value="0"/>
    </style:style>
    <style:style style:name="T153" style:family="text">
      <style:text-properties fo:language="en" fo:country="US" officeooo:rsid="02003a92" fo:background-color="transparent" loext:char-shading-value="0"/>
    </style:style>
    <style:style style:name="T154" style:family="text">
      <style:text-properties fo:language="en" fo:country="US" officeooo:rsid="0232c982" fo:background-color="transparent" loext:char-shading-value="0"/>
    </style:style>
    <style:style style:name="T155" style:family="text">
      <style:text-properties fo:language="en" fo:country="US" officeooo:rsid="023cb3eb" fo:background-color="transparent" loext:char-shading-value="0"/>
    </style:style>
    <style:style style:name="T156" style:family="text">
      <style:text-properties fo:language="en" fo:country="US" officeooo:rsid="0243bddf" fo:background-color="transparent" loext:char-shading-value="0"/>
    </style:style>
    <style:style style:name="T157" style:family="text">
      <style:text-properties fo:language="en" fo:country="US" officeooo:rsid="02467ba1" fo:background-color="transparent" loext:char-shading-value="0"/>
    </style:style>
    <style:style style:name="T158" style:family="text">
      <style:text-properties fo:language="en" fo:country="US" officeooo:rsid="02824caa" fo:background-color="transparent" loext:char-shading-value="0"/>
    </style:style>
    <style:style style:name="T159" style:family="text">
      <style:text-properties fo:language="en" fo:country="US" officeooo:rsid="0282e0e0" fo:background-color="transparent" loext:char-shading-value="0"/>
    </style:style>
    <style:style style:name="T160" style:family="text">
      <style:text-properties fo:language="en" fo:country="US" officeooo:rsid="019bde14"/>
    </style:style>
    <style:style style:name="T161" style:family="text">
      <style:text-properties fo:language="en" fo:country="US" officeooo:rsid="01a15bc4"/>
    </style:style>
    <style:style style:name="T162" style:family="text">
      <style:text-properties fo:language="en" fo:country="US" fo:font-weight="bold" officeooo:rsid="02157838" style:font-weight-asian="bold" style:font-weight-complex="bold"/>
    </style:style>
    <style:style style:name="T163" style:family="text">
      <style:text-properties fo:language="en" fo:country="US" officeooo:rsid="0223c1b4" fo:background-color="#ffff00" loext:char-shading-value="0"/>
    </style:style>
    <style:style style:name="T164" style:family="text">
      <style:text-properties fo:language="en" fo:country="US" officeooo:rsid="02257e6c"/>
    </style:style>
    <style:style style:name="T165" style:family="text">
      <style:text-properties fo:language="en" fo:country="US" officeooo:rsid="022bd978"/>
    </style:style>
    <style:style style:name="T166" style:family="text">
      <style:text-properties fo:language="en" fo:country="US" officeooo:rsid="022f01b8"/>
    </style:style>
    <style:style style:name="T167" style:family="text">
      <style:text-properties fo:language="en" fo:country="US" officeooo:rsid="02433408"/>
    </style:style>
    <style:style style:name="T168" style:family="text">
      <style:text-properties fo:language="en" fo:country="US" officeooo:rsid="03597257"/>
    </style:style>
    <style:style style:name="T169" style:family="text">
      <style:text-properties officeooo:rsid="011e2908"/>
    </style:style>
    <style:style style:name="T170" style:family="text">
      <style:text-properties officeooo:rsid="0120cf33"/>
    </style:style>
    <style:style style:name="T171" style:family="text">
      <style:text-properties officeooo:rsid="0125745b"/>
    </style:style>
    <style:style style:name="T172" style:family="text">
      <style:text-properties officeooo:rsid="0127c0a0"/>
    </style:style>
    <style:style style:name="T173" style:family="text">
      <style:text-properties officeooo:rsid="013042a9"/>
    </style:style>
    <style:style style:name="T174" style:family="text">
      <style:text-properties officeooo:rsid="01314fd3"/>
    </style:style>
    <style:style style:name="T175" style:family="text">
      <style:text-properties officeooo:rsid="01327a68"/>
    </style:style>
    <style:style style:name="T176" style:family="text">
      <style:text-properties officeooo:rsid="0132ef5d"/>
    </style:style>
    <style:style style:name="T177" style:family="text">
      <style:text-properties officeooo:rsid="0135215b"/>
    </style:style>
    <style:style style:name="T178" style:family="text">
      <style:text-properties officeooo:rsid="0137026c"/>
    </style:style>
    <style:style style:name="T179" style:family="text">
      <style:text-properties officeooo:rsid="013a8537"/>
    </style:style>
    <style:style style:name="T180" style:family="text">
      <style:text-properties officeooo:rsid="01458ba0"/>
    </style:style>
    <style:style style:name="T181" style:family="text">
      <style:text-properties officeooo:rsid="0149110c"/>
    </style:style>
    <style:style style:name="T182" style:family="text">
      <style:text-properties officeooo:rsid="01513726"/>
    </style:style>
    <style:style style:name="T183" style:family="text">
      <style:text-properties officeooo:rsid="015deeee"/>
    </style:style>
    <style:style style:name="T184" style:family="text">
      <style:text-properties officeooo:rsid="015fd117"/>
    </style:style>
    <style:style style:name="T185" style:family="text">
      <style:text-properties officeooo:rsid="016197a2"/>
    </style:style>
    <style:style style:name="T186" style:family="text">
      <style:text-properties officeooo:rsid="016536b1"/>
    </style:style>
    <style:style style:name="T187" style:family="text">
      <style:text-properties officeooo:rsid="0167ee2d"/>
    </style:style>
    <style:style style:name="T188" style:family="text">
      <style:text-properties officeooo:rsid="01693abf"/>
    </style:style>
    <style:style style:name="T189" style:family="text">
      <style:text-properties officeooo:rsid="016bef15"/>
    </style:style>
    <style:style style:name="T190" style:family="text">
      <style:text-properties officeooo:rsid="016d48c7"/>
    </style:style>
    <style:style style:name="T191" style:family="text">
      <style:text-properties officeooo:rsid="0182f139"/>
    </style:style>
    <style:style style:name="T192" style:family="text">
      <style:text-properties officeooo:rsid="018b830b"/>
    </style:style>
    <style:style style:name="T193" style:family="text">
      <style:text-properties officeooo:rsid="018bcb40"/>
    </style:style>
    <style:style style:name="T194" style:family="text">
      <style:text-properties officeooo:rsid="018ee703"/>
    </style:style>
    <style:style style:name="T195" style:family="text">
      <style:text-properties officeooo:rsid="018fbbd2"/>
    </style:style>
    <style:style style:name="T196" style:family="text">
      <style:text-properties officeooo:rsid="01a340ae"/>
    </style:style>
    <style:style style:name="T197" style:family="text">
      <style:text-properties officeooo:rsid="01a70fa8"/>
    </style:style>
    <style:style style:name="T198" style:family="text">
      <style:text-properties officeooo:rsid="01a914ff"/>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fo:font-style="italic" fo:font-weight="bold" officeooo:rsid="01e32c06" style:font-style-asian="italic" style:font-weight-asian="bold" style:font-style-complex="italic" style:font-weight-complex="bold"/>
    </style:style>
    <style:style style:name="T201" style:family="text">
      <style:text-properties fo:font-style="italic" fo:font-weight="bold" officeooo:rsid="0118445e" style:font-style-asian="italic" style:font-weight-asian="bold" style:font-style-complex="italic" style:font-weight-complex="bold"/>
    </style:style>
    <style:style style:name="T202" style:family="text">
      <style:text-properties fo:font-style="italic" officeooo:rsid="030c542f" style:font-style-asian="italic" style:font-style-complex="italic"/>
    </style:style>
    <style:style style:name="T203" style:family="text">
      <style:text-properties fo:font-weight="bold" officeooo:rsid="018ee703" style:font-weight-asian="bold" style:font-weight-complex="bold"/>
    </style:style>
    <style:style style:name="T204" style:family="text">
      <style:text-properties officeooo:rsid="01c9d372"/>
    </style:style>
    <style:style style:name="T205" style:family="text">
      <style:text-properties officeooo:rsid="01cb876f"/>
    </style:style>
    <style:style style:name="T206" style:family="text">
      <style:text-properties officeooo:rsid="01cc512b"/>
    </style:style>
    <style:style style:name="T207" style:family="text">
      <style:text-properties officeooo:rsid="01cdd957"/>
    </style:style>
    <style:style style:name="T208" style:family="text">
      <style:text-properties officeooo:rsid="01d07b47"/>
    </style:style>
    <style:style style:name="T209" style:family="text">
      <style:text-properties officeooo:rsid="01d10d2a"/>
    </style:style>
    <style:style style:name="T210" style:family="text">
      <style:text-properties officeooo:rsid="01d1d041"/>
    </style:style>
    <style:style style:name="T211" style:family="text">
      <style:text-properties officeooo:rsid="01d1fbc3"/>
    </style:style>
    <style:style style:name="T212" style:family="text">
      <style:text-properties fo:language="bg" fo:country="BG"/>
    </style:style>
    <style:style style:name="T213" style:family="text">
      <style:text-properties fo:language="bg" fo:country="BG" fo:background-color="transparent" loext:char-shading-value="0"/>
    </style:style>
    <style:style style:name="T214" style:family="text">
      <style:text-properties fo:language="bg" fo:country="BG" officeooo:rsid="01f4c18c" fo:background-color="transparent" loext:char-shading-value="0"/>
    </style:style>
    <style:style style:name="T215" style:family="text">
      <style:text-properties fo:language="bg" fo:country="BG" officeooo:rsid="01f95797" fo:background-color="transparent" loext:char-shading-value="0"/>
    </style:style>
    <style:style style:name="T216" style:family="text">
      <style:text-properties fo:language="bg" fo:country="BG" officeooo:rsid="01fcab99" fo:background-color="transparent" loext:char-shading-value="0"/>
    </style:style>
    <style:style style:name="T217" style:family="text">
      <style:text-properties fo:language="bg" fo:country="BG" officeooo:rsid="01fe7b53" fo:background-color="transparent" loext:char-shading-value="0"/>
    </style:style>
    <style:style style:name="T218" style:family="text">
      <style:text-properties fo:language="bg" fo:country="BG" officeooo:rsid="020252a4" fo:background-color="transparent" loext:char-shading-value="0"/>
    </style:style>
    <style:style style:name="T219" style:family="text">
      <style:text-properties fo:language="bg" fo:country="BG" officeooo:rsid="020572cc" fo:background-color="transparent" loext:char-shading-value="0"/>
    </style:style>
    <style:style style:name="T220" style:family="text">
      <style:text-properties fo:language="bg" fo:country="BG" officeooo:rsid="02301eed" fo:background-color="transparent" loext:char-shading-value="0"/>
    </style:style>
    <style:style style:name="T221" style:family="text">
      <style:text-properties fo:language="bg" fo:country="BG" officeooo:rsid="02316f69" fo:background-color="transparent" loext:char-shading-value="0"/>
    </style:style>
    <style:style style:name="T222" style:family="text">
      <style:text-properties fo:language="bg" fo:country="BG" officeooo:rsid="0232c982" fo:background-color="transparent" loext:char-shading-value="0"/>
    </style:style>
    <style:style style:name="T223" style:family="text">
      <style:text-properties fo:language="bg" fo:country="BG" officeooo:rsid="02341588" fo:background-color="transparent" loext:char-shading-value="0"/>
    </style:style>
    <style:style style:name="T224" style:family="text">
      <style:text-properties fo:language="bg" fo:country="BG" officeooo:rsid="02349ec8" fo:background-color="transparent" loext:char-shading-value="0"/>
    </style:style>
    <style:style style:name="T225" style:family="text">
      <style:text-properties fo:language="bg" fo:country="BG" officeooo:rsid="0237717f" fo:background-color="transparent" loext:char-shading-value="0"/>
    </style:style>
    <style:style style:name="T226" style:family="text">
      <style:text-properties fo:language="bg" fo:country="BG" officeooo:rsid="02394d68" fo:background-color="transparent" loext:char-shading-value="0"/>
    </style:style>
    <style:style style:name="T227" style:family="text">
      <style:text-properties fo:language="bg" fo:country="BG" officeooo:rsid="023af906" fo:background-color="transparent" loext:char-shading-value="0"/>
    </style:style>
    <style:style style:name="T228" style:family="text">
      <style:text-properties fo:language="bg" fo:country="BG" officeooo:rsid="023cb3eb" fo:background-color="transparent" loext:char-shading-value="0"/>
    </style:style>
    <style:style style:name="T229" style:family="text">
      <style:text-properties fo:language="bg" fo:country="BG" officeooo:rsid="02407147" fo:background-color="transparent" loext:char-shading-value="0"/>
    </style:style>
    <style:style style:name="T230" style:family="text">
      <style:text-properties fo:language="bg" fo:country="BG" officeooo:rsid="0243bddf" fo:background-color="transparent" loext:char-shading-value="0"/>
    </style:style>
    <style:style style:name="T231" style:family="text">
      <style:text-properties fo:language="bg" fo:country="BG" officeooo:rsid="02465153" fo:background-color="transparent" loext:char-shading-value="0"/>
    </style:style>
    <style:style style:name="T232" style:family="text">
      <style:text-properties fo:language="bg" fo:country="BG" officeooo:rsid="02467ba1" fo:background-color="transparent" loext:char-shading-value="0"/>
    </style:style>
    <style:style style:name="T233" style:family="text">
      <style:text-properties fo:language="bg" fo:country="BG" officeooo:rsid="0248c756" fo:background-color="transparent" loext:char-shading-value="0"/>
    </style:style>
    <style:style style:name="T234" style:family="text">
      <style:text-properties fo:language="bg" fo:country="BG" officeooo:rsid="024a6d7c" fo:background-color="transparent" loext:char-shading-value="0"/>
    </style:style>
    <style:style style:name="T235" style:family="text">
      <style:text-properties fo:language="bg" fo:country="BG" officeooo:rsid="024bb53f" fo:background-color="transparent" loext:char-shading-value="0"/>
    </style:style>
    <style:style style:name="T236" style:family="text">
      <style:text-properties fo:language="bg" fo:country="BG" officeooo:rsid="024d3423" fo:background-color="transparent" loext:char-shading-value="0"/>
    </style:style>
    <style:style style:name="T237" style:family="text">
      <style:text-properties fo:language="bg" fo:country="BG" officeooo:rsid="025b1d4b" fo:background-color="transparent" loext:char-shading-value="0"/>
    </style:style>
    <style:style style:name="T238" style:family="text">
      <style:text-properties fo:language="bg" fo:country="BG" officeooo:rsid="025bf00f" fo:background-color="transparent" loext:char-shading-value="0"/>
    </style:style>
    <style:style style:name="T239" style:family="text">
      <style:text-properties fo:language="bg" fo:country="BG" officeooo:rsid="025de409" fo:background-color="transparent" loext:char-shading-value="0"/>
    </style:style>
    <style:style style:name="T240" style:family="text">
      <style:text-properties fo:language="bg" fo:country="BG" officeooo:rsid="025f17c0" fo:background-color="transparent" loext:char-shading-value="0"/>
    </style:style>
    <style:style style:name="T241" style:family="text">
      <style:text-properties fo:language="bg" fo:country="BG" officeooo:rsid="02611361" fo:background-color="transparent" loext:char-shading-value="0"/>
    </style:style>
    <style:style style:name="T242" style:family="text">
      <style:text-properties fo:language="bg" fo:country="BG" officeooo:rsid="02647b4a" fo:background-color="transparent" loext:char-shading-value="0"/>
    </style:style>
    <style:style style:name="T243" style:family="text">
      <style:text-properties fo:language="bg" fo:country="BG" officeooo:rsid="0264a8fa" fo:background-color="transparent" loext:char-shading-value="0"/>
    </style:style>
    <style:style style:name="T244" style:family="text">
      <style:text-properties fo:language="bg" fo:country="BG" officeooo:rsid="0265a99f" fo:background-color="transparent" loext:char-shading-value="0"/>
    </style:style>
    <style:style style:name="T245" style:family="text">
      <style:text-properties fo:language="bg" fo:country="BG" officeooo:rsid="02806b7d" fo:background-color="transparent" loext:char-shading-value="0"/>
    </style:style>
    <style:style style:name="T246" style:family="text">
      <style:text-properties fo:language="bg" fo:country="BG" officeooo:rsid="02824caa" fo:background-color="transparent" loext:char-shading-value="0"/>
    </style:style>
    <style:style style:name="T247" style:family="text">
      <style:text-properties fo:language="bg" fo:country="BG" officeooo:rsid="0282e0e0" fo:background-color="transparent" loext:char-shading-value="0"/>
    </style:style>
    <style:style style:name="T248" style:family="text">
      <style:text-properties fo:language="bg" fo:country="BG" officeooo:rsid="028461dc" fo:background-color="transparent" loext:char-shading-value="0"/>
    </style:style>
    <style:style style:name="T249" style:family="text">
      <style:text-properties fo:language="bg" fo:country="BG" officeooo:rsid="02844bdf" fo:background-color="transparent" loext:char-shading-value="0"/>
    </style:style>
    <style:style style:name="T250" style:family="text">
      <style:text-properties fo:language="bg" fo:country="BG" officeooo:rsid="028c77b8" fo:background-color="transparent" loext:char-shading-value="0"/>
    </style:style>
    <style:style style:name="T251" style:family="text">
      <style:text-properties fo:language="bg" fo:country="BG" officeooo:rsid="028da3c2" fo:background-color="transparent" loext:char-shading-value="0"/>
    </style:style>
    <style:style style:name="T252" style:family="text">
      <style:text-properties fo:language="bg" fo:country="BG" officeooo:rsid="028ea244" fo:background-color="transparent" loext:char-shading-value="0"/>
    </style:style>
    <style:style style:name="T253" style:family="text">
      <style:text-properties fo:language="bg" fo:country="BG" officeooo:rsid="01f6622d"/>
    </style:style>
    <style:style style:name="T254" style:family="text">
      <style:text-properties fo:language="bg" fo:country="BG" officeooo:rsid="020252a4"/>
    </style:style>
    <style:style style:name="T255" style:family="text">
      <style:text-properties fo:language="bg" fo:country="BG" officeooo:rsid="02257e6c"/>
    </style:style>
    <style:style style:name="T256" style:family="text">
      <style:text-properties fo:language="bg" fo:country="BG" officeooo:rsid="022f01b8"/>
    </style:style>
    <style:style style:name="T257" style:family="text">
      <style:text-properties fo:language="bg" fo:country="BG" officeooo:rsid="02301eed"/>
    </style:style>
    <style:style style:name="T258" style:family="text">
      <style:text-properties fo:language="bg" fo:country="BG" officeooo:rsid="02316f69"/>
    </style:style>
    <style:style style:name="T259" style:family="text">
      <style:text-properties fo:language="bg" fo:country="BG" officeooo:rsid="024292dc"/>
    </style:style>
    <style:style style:name="T260" style:family="text">
      <style:text-properties fo:language="bg" fo:country="BG" officeooo:rsid="024e3ff8"/>
    </style:style>
    <style:style style:name="T261" style:family="text">
      <style:text-properties fo:language="bg" fo:country="BG" officeooo:rsid="024f0d3a"/>
    </style:style>
    <style:style style:name="T262" style:family="text">
      <style:text-properties fo:language="bg" fo:country="BG" officeooo:rsid="025806a3"/>
    </style:style>
    <style:style style:name="T263"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64"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265"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266"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267"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268"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69"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70" style:family="text">
      <style:text-properties fo:language="bg" fo:country="BG" officeooo:rsid="02d1e734"/>
    </style:style>
    <style:style style:name="T271"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272"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273"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274" style:family="text">
      <style:text-properties officeooo:rsid="020a01b5"/>
    </style:style>
    <style:style style:name="T275" style:family="text">
      <style:text-properties officeooo:rsid="020fa8f2"/>
    </style:style>
    <style:style style:name="T276" style:family="text">
      <style:text-properties officeooo:rsid="021014ed"/>
    </style:style>
    <style:style style:name="T277" style:family="text">
      <style:text-properties officeooo:rsid="02106492"/>
    </style:style>
    <style:style style:name="T278" style:family="text">
      <style:text-properties officeooo:rsid="02165299"/>
    </style:style>
    <style:style style:name="T279" style:family="text">
      <style:text-properties officeooo:rsid="021eab53"/>
    </style:style>
    <style:style style:name="T280" style:family="text">
      <style:text-properties officeooo:rsid="0221accc"/>
    </style:style>
    <style:style style:name="T281" style:family="text">
      <style:text-properties officeooo:rsid="02226352"/>
    </style:style>
    <style:style style:name="T282" style:family="text">
      <style:text-properties officeooo:rsid="02257e6c"/>
    </style:style>
    <style:style style:name="T283" style:family="text">
      <style:text-properties officeooo:rsid="022ddc5f"/>
    </style:style>
    <style:style style:name="T284" style:family="text">
      <style:text-properties officeooo:rsid="022f01b8"/>
    </style:style>
    <style:style style:name="T285" style:family="text">
      <style:text-properties style:font-name="Times New Roman4" fo:language="bg" fo:country="BG" officeooo:rsid="024d3423" fo:background-color="transparent" loext:char-shading-value="0"/>
    </style:style>
    <style:style style:name="T286" style:family="text">
      <style:text-properties style:font-name="Times New Roman4" fo:language="bg" fo:country="BG" officeooo:rsid="02647b4a" fo:background-color="transparent" loext:char-shading-value="0"/>
    </style:style>
    <style:style style:name="T287" style:family="text">
      <style:text-properties style:font-name="Times New Roman" fo:language="bg" fo:country="BG" officeooo:rsid="024d3423" fo:background-color="transparent" loext:char-shading-value="0"/>
    </style:style>
    <style:style style:name="T288" style:family="text">
      <style:text-properties style:font-name="Times New Roman" fo:language="bg" fo:country="BG" officeooo:rsid="02647b4a" fo:background-color="transparent" loext:char-shading-value="0"/>
    </style:style>
    <style:style style:name="T289" style:family="text">
      <style:text-properties style:font-name="Times New Roman" fo:language="bg" fo:country="BG" officeooo:rsid="02669ddf" fo:background-color="transparent" loext:char-shading-value="0"/>
    </style:style>
    <style:style style:name="T290" style:family="text">
      <style:text-properties style:font-name="Times New Roman" fo:language="bg" fo:country="BG" officeooo:rsid="026838fc" fo:background-color="transparent" loext:char-shading-value="0"/>
    </style:style>
    <style:style style:name="T291" style:family="text">
      <style:text-properties style:font-name="Times New Roman" fo:language="bg" fo:country="BG" officeooo:rsid="0269e92a" fo:background-color="transparent" loext:char-shading-value="0"/>
    </style:style>
    <style:style style:name="T292" style:family="text">
      <style:text-properties style:font-name="Times New Roman" fo:language="bg" fo:country="BG" officeooo:rsid="026b2712" fo:background-color="transparent" loext:char-shading-value="0"/>
    </style:style>
    <style:style style:name="T293" style:family="text">
      <style:text-properties style:font-name="Times New Roman" fo:language="bg" fo:country="BG" officeooo:rsid="026dfc35" fo:background-color="transparent" loext:char-shading-value="0"/>
    </style:style>
    <style:style style:name="T294" style:family="text">
      <style:text-properties style:font-name="Times New Roman" fo:language="bg" fo:country="BG" officeooo:rsid="026fab51" fo:background-color="transparent" loext:char-shading-value="0"/>
    </style:style>
    <style:style style:name="T295" style:family="text">
      <style:text-properties style:font-name="Times New Roman" fo:language="bg" fo:country="BG" officeooo:rsid="02714d7a" fo:background-color="transparent" loext:char-shading-value="0"/>
    </style:style>
    <style:style style:name="T296" style:family="text">
      <style:text-properties style:font-name="Times New Roman" fo:language="bg" fo:country="BG" officeooo:rsid="0272886e" fo:background-color="#ffff00" loext:char-shading-value="0"/>
    </style:style>
    <style:style style:name="T297" style:family="text">
      <style:text-properties style:font-name="Times New Roman" fo:language="bg" fo:country="BG" officeooo:rsid="02a5e8ab" style:font-size-asian="10.5pt"/>
    </style:style>
    <style:style style:name="T298" style:family="text">
      <style:text-properties style:font-name="Times New Roman" fo:language="en" fo:country="US" officeooo:rsid="02714d7a" fo:background-color="transparent" loext:char-shading-value="0"/>
    </style:style>
    <style:style style:name="T299" style:family="text">
      <style:text-properties fo:font-variant="normal" fo:text-transform="none" style:text-position="0% 100%" fo:font-style="normal" style:text-underline-style="none" fo:font-weight="normal"/>
    </style:style>
    <style:style style:name="T300" style:family="text">
      <style:text-properties officeooo:rsid="0254f986"/>
    </style:style>
    <style:style style:name="T301"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02" style:family="text">
      <style:text-properties fo:color="#009933" officeooo:rsid="0296cb70"/>
    </style:style>
    <style:style style:name="T303" style:family="text">
      <style:text-properties fo:color="#009933" fo:language="ru" fo:country="RU" officeooo:rsid="0309e951" fo:background-color="transparent" loext:char-shading-value="0"/>
    </style:style>
    <style:style style:name="T304" style:family="text">
      <style:text-properties fo:color="#009933" officeooo:rsid="030c542f"/>
    </style:style>
    <style:style style:name="T305" style:family="text">
      <style:text-properties officeooo:rsid="028fdca1"/>
    </style:style>
    <style:style style:name="T306" style:family="text">
      <style:text-properties officeooo:rsid="029210c9"/>
    </style:style>
    <style:style style:name="T307" style:family="text">
      <style:text-properties officeooo:rsid="0294d9bb"/>
    </style:style>
    <style:style style:name="T308" style:family="text">
      <style:text-properties officeooo:rsid="0296cb70"/>
    </style:style>
    <style:style style:name="T309" style:family="text">
      <style:text-properties officeooo:rsid="02a5e8ab"/>
    </style:style>
    <style:style style:name="T310" style:family="text">
      <style:text-properties officeooo:rsid="02ae2b29"/>
    </style:style>
    <style:style style:name="T311" style:family="text">
      <style:text-properties officeooo:rsid="02ae4f30"/>
    </style:style>
    <style:style style:name="T312" style:family="text">
      <style:text-properties officeooo:rsid="02b0055a"/>
    </style:style>
    <style:style style:name="T313" style:family="text">
      <style:text-properties officeooo:rsid="02b74a49"/>
    </style:style>
    <style:style style:name="T314" style:family="text">
      <style:text-properties fo:font-style="normal" fo:font-weight="bold" style:font-style-asian="normal" style:font-weight-asian="bold" style:font-style-complex="normal" style:font-weight-complex="bold"/>
    </style:style>
    <style:style style:name="T315" style:family="text">
      <style:text-properties fo:font-style="normal" fo:font-weight="bold" officeooo:rsid="013a61e8" style:font-style-asian="normal" style:font-weight-asian="bold" style:font-style-complex="normal" style:font-weight-complex="bold"/>
    </style:style>
    <style:style style:name="T316" style:family="text">
      <style:text-properties fo:font-style="normal" fo:font-weight="bold" officeooo:rsid="02ba0ad9" style:font-style-asian="normal" style:font-weight-asian="bold" style:font-style-complex="normal" style:font-weight-complex="bold"/>
    </style:style>
    <style:style style:name="T317" style:family="text">
      <style:text-properties officeooo:rsid="02bc6748"/>
    </style:style>
    <style:style style:name="T318" style:family="text">
      <style:text-properties officeooo:rsid="02c36bef"/>
    </style:style>
    <style:style style:name="T319" style:family="text">
      <style:text-properties officeooo:rsid="02cec7d8"/>
    </style:style>
    <style:style style:name="T320" style:family="text">
      <style:text-properties officeooo:rsid="02cf3d48"/>
    </style:style>
    <style:style style:name="T321" style:family="text">
      <style:text-properties officeooo:rsid="02d0d77c"/>
    </style:style>
    <style:style style:name="T322" style:family="text">
      <style:text-properties officeooo:rsid="02d1e734"/>
    </style:style>
    <style:style style:name="T323" style:family="text">
      <style:text-properties officeooo:rsid="02d84c28"/>
    </style:style>
    <style:style style:name="T324" style:family="text">
      <style:text-properties officeooo:rsid="02dc6837"/>
    </style:style>
    <style:style style:name="T325" style:family="text">
      <style:text-properties officeooo:rsid="02dd60a1"/>
    </style:style>
    <style:style style:name="T326" style:family="text">
      <style:text-properties officeooo:rsid="030c542f"/>
    </style:style>
    <style:style style:name="T327" style:family="text">
      <style:text-properties officeooo:rsid="030ca7ce"/>
    </style:style>
    <style:style style:name="T328" style:family="text">
      <style:text-properties officeooo:rsid="030dda5f"/>
    </style:style>
    <style:style style:name="T329" style:family="text">
      <style:text-properties officeooo:rsid="0322b49a"/>
    </style:style>
    <style:style style:name="T33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6705246661164039157" text:style-name="L20">
        <text:list-item>
          <text:p text:style-name="P81"><text:bookmark-start text:name="__RefHeading__6520_970456079"/>Материали и методи<text:bookmark-end text:name="__RefHeading__6520_970456079"/></text:p>
        </text:list-item>
      </text:list>
      <text:list xml:id="list870803115463421047"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82">задачи </text:span>на тази дисертация е <text:span text:style-name="T18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82">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82">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82">. </text:span><office:annotation-end office:name="__Fieldmark__13502_119404090"/></text:p>
      <text:list xml:id="list144226326375718" text:continue-list="list870803115463421047"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84">(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89">И</text:span>зследвани <text:span text:style-name="T189">бяха </text:span>три полета от морски треви и съседните пясъчни субстрати. Станциите <text:span text:style-name="T190">на пробовзимане (</text:span><text:sequence-ref text:reference-format="category-and-value" text:ref-name="refФиг.0">Фиг. 1</text:sequence-ref><text:span text:style-name="T190">)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88">па</text:span>дни води, <text:span text:style-name="T183">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3"><draw:text-box fo:min-height="11.996cm"><text:p text:style-name="Thesis_5f_caption">Фиг. <text:sequence text:ref-name="refФиг.0" text:name="Фиг." text:formula="ooow:Фиг.+1" style:num-format="1">1</text:sequence>. Станции <text:span text:style-name="T187">за пробонабиране </text:span>в Созополския залив (2012 г.). С червена стрелка е отбелязано местоположението на <text:span text:style-name="T204">източника на непречистени отпадни води</text:span> на град Созопол.</text:p></draw:text-box></draw:frame><text:soft-page-break/></text:p>
      <text:p text:style-name="P10"><text:span text:style-name="T205">В</text:span>ъв вътрешността на всяко <text:span text:style-name="T205">от трите</text:span> поле<text:span text:style-name="T205">та от морски треви от р. Zostera в залива</text:span> бяха избрани <text:span text:style-name="T206">по </text:span>две станции. <text:span text:style-name="T207">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44226341292714"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85">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85">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85">разгледани предните два типа местообитания в крайбрежната зона (морски треви и пясъци) (</text:span><text:span text:style-name="T43"><text:sequence-ref text:reference-format="category-and-value" text:ref-name="refФиг.1">Фиг. 2</text:sequence-ref></text:span><text:span text:style-name="T185">). <text:s text:c="2"/></text:span></text:p>
      <text:p text:style-name="Thesis_5f_body"><draw:frame draw:style-name="fr1" draw:name="Frame6" text:anchor-type="paragraph" svg:width="16.002cm" draw:z-index="2"><draw:text-box fo:min-height="12.241cm"><text:p text:style-name="Thesis_5f_caption">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08">изследвани</text:span> повече полета. От станции Пода, Отманли и Градина бяха събрани <text:span text:style-name="T209">зообентосни </text:span>проби през 2013 и 2014 г.; от станция Ропотамо – <text:span text:style-name="T210">само </text:span>през 2013 г., а от станция Вромос – <text:span text:style-name="T210">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86">а през 2014 г. - едно пробонабиране (юли)</text:span>.</text:p>
      <text:list xml:id="list144227283322945" text:continue-list="list144226341292714"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23"><text:span text:style-name="T169">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181">ф</text:span>инансиран от Седма Рамкова програма на ЕС<text:span text:style-name="T40">. </text:span></text:p>
      <text:p text:style-name="P37">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1">П<text:span text:style-name="T211">о време на пилотното изследване в Созополски залив п</text:span>рез 2012 г. <text:span text:style-name="T211">беше изпробвана методичната схема на пробонабиране</text:span>. <text:span text:style-name="T180">Събрани бяха зообентосни проби от полета морски треви и от съседните пясъчни местообитания по схемата, описана в т. </text:span><text:span text:style-name="T180"><text:bookmark-ref text:reference-format="number" text:ref-name="__RefHeading__1723_913202925">1.1.1.1</text:bookmark-ref></text:span><text:span text:style-name="T39">.</text:span><text:span text:style-name="T180"> </text:span></text:p>
      <text:p text:style-name="Thesis_5f_body">През 2013-2014 г. <text:span text:style-name="T211">бяха събирани проби в рамките на Големия Бургаски залив от същите два типа местообитания по схемата, описана в т. </text:span><text:span text:style-name="T211"><text:bookmark-ref text:reference-format="number" text:ref-name="__RefHeading__1725_913202925">1.1.1.2</text:bookmark-ref></text:span><text:span text:style-name="T211">. </text:span></text:p>
      <text:p text:style-name="Thesis_5f_body"><text:span text:style-name="T169">Събрани и обработени бяха общо 134</text:span><text:span text:style-name="T40"> </text:span><text:span text:style-name="T169">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169">56 от полетата от морски треви и 78 от пясъчните местообитания</text:span><office:annotation-end office:name="__Annotation__1836_1828351701"/><text:span text:style-name="T169">).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9">(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69">,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9">(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69">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9">(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69">.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9">(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69">. Тъй като това е основна задача на тази дисертация, използваният метод на пробонабиране е подходящ за целта.</text:span></text:p>
      <text:p text:style-name="Thesis_5f_body"><text:span text:style-name="T169">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170">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79">бяха</text:span> отдел<text:span text:style-name="T279">яни</text:span> от седимента чрез промиване на малки порции от пробата през сито с диаметър на окото 0.5 mm, след което <text:span text:style-name="T279">бяха</text:span> фиксира<text:span text:style-name="T279">ни</text:span> с 10% разтвор на формалдехид в морска вода. </text:p>
      <text:p text:style-name="P24"><text:span text:style-name="T171">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71">(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71">,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71">(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71">,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71">(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71">,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71">(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71">.</text:span></text:p>
      <text:p text:style-name="Thesis_5f_body"><text:span text:style-name="T172">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72">. </text:span></text:p>
      <text:p text:style-name="Thesis_5f_body"><text:span text:style-name="T172">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72">(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72">. Биомасата на всеки вид също беше преизчислена за 1 m</text:span><text:span text:style-name="T2">2</text:span><text:span text:style-name="T172">. </text:span></text:p>
      <text:p text:style-name="P25">Тези основни параметри на макрозообентосните съобщества <text:span text:style-name="T212">бяха</text:span><text:span text:style-name="T44"> използва</text:span><text:span text:style-name="T212">ни </text:span><text:span text:style-name="T44">за </text:span><text:span text:style-name="T212">характеризиране на тяхното биоразнообразие, както и за </text:span><text:span text:style-name="T44">изчисляването на индекси</text:span><text:span text:style-name="T212">те</text:span><text:span text:style-name="T44"> за екологично качество на средата.</text:span></text:p>
      <text:list xml:id="list144225564068141" text:continue-list="list144227283322945"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3">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80">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44225455541188" text:continue-list="list144225564068141" text:style-name="Thesis_5f_numbering">
        <text:list-item>
          <text:list>
            <text:list-item>
              <text:list>
                <text:list-item>
                  <text:list>
                    <text:list-item text:start-value="1">
                      <text:p text:style-name="P82"><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2"><text:span text:style-name="T281">Върху събраните данни бяха приложени </text:span>обективни методи за оценка на биоразнообразието, <text:span text:style-name="T281">които </text:span>се използват <text:span text:style-name="T281">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81">и/</text:span>или във времето. Терминът „разнообразие“ обикновено <text:span text:style-name="T27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8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276">а</text:span>та на биоразнообразието се основава на 3 допускания. <text:span text:style-name="T313">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81">на индексите</text:span>. Относителната пропорция (численост) на един вид в <text:span text:style-name="T274">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18">Индексите за таксономично и функционално разнообразие <text:span text:style-name="T277">обаче </text:span>не <text:span text:style-name="T281">правят тези допускания: при тях таксономичната идентичност на </text:span>видове<text:span text:style-name="T281">те</text:span> <text:span text:style-name="T281">е от значение</text:span>.</text:p>
      <text:p text:style-name="P18"><text:span text:style-name="T313">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9">Следва </text:span><text:span text:style-name="T8">описани</text:span><text:span text:style-name="T9">е</text:span><text:span text:style-name="T8"> </text:span><text:span text:style-name="T9">на основните принципи и особености на</text:span><text:span text:style-name="T8"> методите, приложени в настоящето изследване. Пълно представяне на различните методи за оценка на биоразнообразието има например в </text:span><text:span text:style-name="T163">Magurran</text:span><text:span text:style-name="T8">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8">.</text:span></text:p>
      <text:p text:style-name="P20"/>
      <text:p text:style-name="Thesis_5f_body"><text:span text:style-name="T200">Индекси за биоразнообразие</text:span> <text:s/></text:p>
      <text:p text:style-name="P44">Видовото богатство (<text:span text:style-name="T150">species richness, S</text:span>) може да се приеме като най-простия индекс за биоразнообразие. Представлява <text:span text:style-name="T282">общият брой различни видове в пробата или </text:span><text:soft-page-break/><text:span text:style-name="T282">съобществото. Зависи силно от размера на пробата, както и от броя събрани проби. Съществуват индекси за видово богатство (напр. </text:span><text:span text:style-name="T164">d </text:span><text:span text:style-name="T255">на </text:span><text:span text:style-name="T164">Margalef</text:span><text:span text:style-name="T282">),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0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9">индексът </text:span><text:span text:style-name="T81">на </text:span><text:span text:style-name="T165">Shannon</text:span><text:span text:style-name="T81">-</text:span><text:span text:style-name="T165">W</text:span><text:span text:style-name="T161">iene</text:span><text:span text:style-name="T160">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60">(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1">:</text:span></text:p>
      <text:p text:style-name="P29"/>
      <text:p text:style-name="P27"><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43">където:</text:p>
      <text:p text:style-name="P26"><text:span text:style-name="T150">p</text:span><text:span text:style-name="T13">i</text:span><text:span text:style-name="T44"> = </text:span>n<text:span text:style-name="T12">i </text:span><text:span text:style-name="T44">/ </text:span>N<text:span text:style-name="T44"> – пропорция на индивидите от вида </text:span><text:span text:style-name="T150">i</text:span><text:span text:style-name="T44"> в пробата <text:line-break/></text:span><text:span text:style-name="T150">n</text:span><text:span text:style-name="T12">i</text:span><text:span text:style-name="T14"> </text:span><text:span text:style-name="T17">-</text:span><text:span text:style-name="T44"> брой индивиди от вида </text:span>i<text:span text:style-name="T44"> в пробата <text:line-break/></text:span><text:span text:style-name="T150">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256">В</text:span><text:span text:style-name="T253"> екологичните изследвания </text:span><text:span text:style-name="T78">най-често </text:span><text:span text:style-name="T44">се използва основа 2 </text:span><text:span text:style-name="T25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25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8">тази основа е използвана и в настоящето изследване.</text:span><text:span text:style-name="T80"> </text:span></text:p>
      <text:p text:style-name="P30"><text:span text:style-name="T166">H’</text:span><text:span text:style-name="T283">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259">несигурността при</text:span><text:span text:style-name="T283">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83">(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83">. Това обаче затруднява </text:span><text:soft-page-break/><text:span text:style-name="T283">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5"><text:span text:style-name="T230">П</text:span><text:span text:style-name="T215">аралелно </text:span><text:span text:style-name="T230">с </text:span><text:span text:style-name="T156">H’ </text:span><text:span text:style-name="T230">често </text:span><text:span text:style-name="T215">се използва и индексът на </text:span><text:span text:style-name="T152">Pielou</text:span><text:span text:style-name="T51"> </text:span><text:span text:style-name="T152">J</text:span><text:span text:style-name="T51">’ </text:span><text:span text:style-name="T215">за изравненост на съобществата, който описва доминирането и кодоминирането на видовете:</text:span><text:span text:style-name="T51"> </text:span></text:p>
      <text:p text:style-name="P28"><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5"><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152">Shannon</text:span><text:span text:style-name="T51">. </text:span><text:span text:style-name="T152">J</text:span><text:span text:style-name="T51">’ варира от 0 (неравномерно съобщество, </text:span><text:span text:style-name="T214">в което </text:span><text:span text:style-name="T51">един или няколко вида силно доминират </text:span><text:span text:style-name="T214">по численост</text:span><text:span text:style-name="T51">) до 1 (напълно равномерно съобщество — нито един вид не доминира; видовете се срещат в равни пропорции). </text:span></text:p>
      <text:p text:style-name="P38"/>
      <text:p text:style-name="P5">Ефективно разнообразие (ефективен брой видове)</text:p>
      <text:p text:style-name="Thesis_5f_body"><text:span text:style-name="T284">Трудностите в интерпретацията на </text:span><text:span text:style-name="T167">H’</text:span><text:span text:style-name="T284"> могат да се избегнат чрез превръщането на индекса </text:span><text:span text:style-name="T257">в </text:span><text:span text:style-name="T262">ефективно разнообразие или </text:span><text:span text:style-name="T257">ефективен брой видове – </text:span><text:span text:style-name="T217">броят </text:span><text:span text:style-name="T221">еднакви по честота </text:span><text:span text:style-name="T217">видове, </text:span><text:span text:style-name="T221">които трябва да присъстват в едно теоретично</text:span><text:span text:style-name="T217"> съобщество, </text:span><text:span text:style-name="T221">за да има то</text:span><text:span text:style-name="T217"> същата стойност на индекса за биоразнообразие като изучаваното</text:span><text:span text:style-name="T220">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20">(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16">. </text:span><text:span text:style-name="T217">Ефективният брой видове е познат също така като </text:span><text:span text:style-name="T219">едно от </text:span><text:span text:style-name="T217">числ</text:span><text:span text:style-name="T219">ата</text:span><text:span text:style-name="T217"> на </text:span><text:span text:style-name="T153">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53">(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57">. </text:span><text:span text:style-name="T254">Целта на тези числа е да свържат компонентите видово богатство и изравненост на съобществата. </text:span><text:span text:style-name="T258">Те също представляват ентропия (несигурност) и се и</text:span><text:span text:style-name="T254">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4">където:</text:p>
      <text:p text:style-name="P31"><text:span text:style-name="T150">p</text:span><text:span text:style-name="T12">i </text:span><text:span text:style-name="T18">= </text:span><text:span text:style-name="T25">пропорционална численост на вид </text:span><text:span text:style-name="T26">i</text:span><text:span text:style-name="T19"> </text:span><text:span text:style-name="T26">в пробата</text:span></text:p>
      <text:p text:style-name="P32"><text:span text:style-name="T23">q</text:span><text:span text:style-name="T18"> = </text:span><text:span text:style-name="T24">„порядък“ на индекса; </text:span><text:span text:style-name="T28">о</text:span><text:span text:style-name="T24">бозначава зависимостта на индекса </text:span><text:span text:style-name="T27">от</text:span><text:span text:style-name="T24"> редките видове</text:span><text:span text:style-name="T27">. </text:span></text:p>
      <text:p text:style-name="P42"/>
      <text:p text:style-name="Thesis_5f_body"><text:span text:style-name="T28">Параметърът </text:span><text:span text:style-name="T32">q</text:span><text:span text:style-name="T20"> </text:span><text:span text:style-name="T28">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0">В</text:span><text:span text:style-name="T31">сички стойности на </text:span><text:span text:style-name="T22">q</text:span><text:span text:style-name="T31"> </text:span><text:span text:style-name="T21">&lt; 1 </text:span><text:span text:style-name="T31">отдават по-голяма тежест на редките видове, а стойностите на </text:span><text:span text:style-name="T22">q</text:span><text:span text:style-name="T31"> </text:span><text:span text:style-name="T21">&gt; 1 </text:span><text:span text:style-name="T31">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1">.</text:span></text:p>
      <text:p text:style-name="P33"><text:soft-page-break/><text:span text:style-name="T29">В настоящето изследване е използвано е</text:span><text:span text:style-name="T28">фективното разнообразие от порядък 1, <text:s/></text:span><text:span text:style-name="T29">което </text:span><text:span text:style-name="T28">отговаря на експоненциала на индекса на </text:span><text:span text:style-name="T20">Shannon, </text:span><text:span text:style-name="T28">и </text:span><text:span text:style-name="T218">разглежда </text:span><text:span text:style-name="T225">редките и обичайните </text:span><text:span text:style-name="T226">видове </text:span><text:span text:style-name="T218">като </text:span><text:span text:style-name="T225">напълно </text:span><text:span text:style-name="T218">еквивалентни, </text:span><text:span text:style-name="T225">утежнени само от собствената си честота в </text:span><text:span text:style-name="T227">съобществото</text:span><text:span text:style-name="T218">. </text:span><text:span text:style-name="T228">Това свойство обуславя и централната роля, която индексът </text:span><text:span text:style-name="T155">H’ </text:span><text:span text:style-name="T228">играе в биологичните изследвания. </text:span></text:p>
      <text:p text:style-name="P34"><text:span text:style-name="T229">Ефективното разнообразие е лесно за интерпретация, тъй като </text:span><text:span text:style-name="T224">варира линейно и пропорционално при промяна в разнообразието на съобществат</text:span><text:span text:style-name="T229">а </text:span><text:span text:style-name="T237">и позволява директно сравнение на две съобщества</text:span><text:span text:style-name="T229">. Също така, к</text:span><text:span text:style-name="T222">огато в изучаваното съобщество има силно доминиране на един или няколко вида над останалите, ефективният брой видове за </text:span><text:span text:style-name="T154">H’ </text:span><text:span text:style-name="T222">ще е по-малък от действителния брой видове (видовото богатство) на съобществото; </text:span><text:span text:style-name="T223">колкото по-голяма е разликата, толкова по-силно е доминирането. </text:span></text:p>
      <text:p text:style-name="P15"/>
      <text:p text:style-name="P15">Таксономични индекси</text:p>
      <text:p text:style-name="P36"><text:span text:style-name="T213">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231">Ако две съобщества имат еднакъв брой видове и идентично разпределение на численостите </text:span><text:span text:style-name="T233">им</text:span><text:span text:style-name="T231">, но се различават по </text:span><text:span text:style-name="T238">набора</text:span><text:span text:style-name="T231">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234">Изчисляването </text:span><text:span text:style-name="T231">на таксономични индекси е възможно, когато таксономичната резолюция на данните е достатъчно висока. </text:span></text:p>
      <text:p text:style-name="Thesis_5f_body"><text:span text:style-name="T235">В настоящето изследване </text:span><text:span text:style-name="T236">са</text:span><text:span text:style-name="T235"> приложен</text:span><text:span text:style-name="T236">и</text:span><text:span text:style-name="T235"> </text:span><text:span text:style-name="T232">индекс</text:span><text:span text:style-name="T236">и</text:span><text:span text:style-name="T232">т</text:span><text:span text:style-name="T236">е</text:span><text:span text:style-name="T232"> за таксономична разлика на </text:span><text:span text:style-name="T157">Warwick </text:span><text:span text:style-name="T232">и </text:span><text:span text:style-name="T157">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7">(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235">таксономично разнообразие (</text:span><text:span text:style-name="T285">Δ</text:span><text:span text:style-name="T235">) и таксономична разлика (</text:span><text:span text:style-name="T285">Δ</text:span><text:span text:style-name="T287">*</text:span><text:span text:style-name="T235">). </text:span></text:p>
      <text:p text:style-name="Thesis_5f_body"><text:span text:style-name="T235">Т</text:span><text:span text:style-name="T236">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239">Когато разпределението на видовете между надвидовите таксони е по-равномерно, стойността на индекса е по-висока. </text:span><text:span text:style-name="T236">Разстоянието може да се изрази като дължината на „клоните“ на филогенетичното дърво, свързващи тези организми. </text:span><text:span text:style-name="T242">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242">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252">при изкачване в таксономичната йерархия</text:span><text:span text:style-name="T242">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42">(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243">.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6">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45"><text:span text:style-name="T239">Ако</text:span><text:span text:style-name="T236"> </text:span><text:span text:style-name="T239">количествените </text:span><text:span text:style-name="T236">данни се </text:span><text:span text:style-name="T240">превърнат в</text:span><text:span text:style-name="T236"> присъствие/отсъствие, двата предишни индекса се свеждат до един и същ индекс - </text:span><text:span text:style-name="T285">Δ</text:span><text:span text:style-name="T3">+</text:span><text:span text:style-name="T235"> , </text:span><text:span text:style-name="T236">който може да се разглежда като средната таксономична разлика между които и да е два произволни вида </text:span><text:span text:style-name="T241">в съобществото, </text:span><text:span text:style-name="T242">и чието стандартно отклонение може да бъде изчислено</text:span><text:span text:style-name="T236">. </text:span><text:span text:style-name="T244">Така този индекс по същество представлява мярка за таксономичния обхват на пробата.</text:span></text:p>
      <text:p text:style-name="P46"><text:span text:style-name="T242">На базата на </text:span><text:span text:style-name="T285">Δ</text:span><text:span text:style-name="T3">+ <text:s/></text:span><text:span text:style-name="T33">м</text:span><text:span text:style-name="T242">оже също така да се изчисли индексът на вариация на таксономичната разлика </text:span><text:span text:style-name="T286">Λ</text:span><text:span text:style-name="T4">+</text:span><text:span text:style-name="T288">, </text:span><text:span text:style-name="T289">който изразява неравномерността в таксономичната структура. </text:span></text:p>
      <text:p text:style-name="Thesis_5f_body"><text:span text:style-name="T289">За да се тества разликата </text:span><text:span text:style-name="T290">между</text:span><text:span text:style-name="T289"> </text:span><text:span text:style-name="T290">таксономичното разнообразие на </text:span><text:span text:style-name="T289">изучаваните съобщества </text:span><text:span text:style-name="T290">и</text:span><text:span text:style-name="T289"> „очакван</text:span><text:span text:style-name="T290">о</text:span><text:span text:style-name="T289">т</text:span><text:span text:style-name="T290">о</text:span><text:span text:style-name="T289">“ </text:span><text:span text:style-name="T290">разнообразие в района на изследване </text:span><text:span text:style-name="T289">е възможно да се построят вероятностни „фунии“ </text:span><text:span text:style-name="T292">(95 % доверителен интервал на индексите) </text:span><text:span text:style-name="T289">на базата на максимално пълен видов списък на фауната на </text:span><text:span text:style-name="T290">този </text:span><text:span text:style-name="T289">район. Видовете, намерени в проба </text:span><text:span text:style-name="T292">от дадено място в района на изследване</text:span><text:span text:style-name="T289">, се считат за </text:span><text:span text:style-name="T292">случайна извадка</text:span><text:span text:style-name="T290"> от този набор видове. Докато </text:span><text:span text:style-name="T292">едно </text:span><text:span text:style-name="T290">такова сравнение е невъзможно за видовото богатство </text:span><text:span text:style-name="T292">в пробата</text:span><text:span text:style-name="T290">, което винаги ще е по-малко от </text:span><text:span text:style-name="T291">пълния набор видове, средната таксономична разлика </text:span><text:span text:style-name="T285">Δ</text:span><text:span text:style-name="T3">+ </text:span><text:span text:style-name="T35">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4">, </text:span><text:span text:style-name="T35">а едно потенциално намаляване на стойността </text:span><text:span text:style-name="T36">на </text:span><text:span text:style-name="T38">Δ</text:span><text:span text:style-name="T3">+ </text:span><text:span text:style-name="T35">на дадено място по време на изследването би могл</text:span><text:span text:style-name="T36">о</text:span><text:span text:style-name="T35"> да се дълж</text:span><text:span text:style-name="T36">и</text:span><text:span text:style-name="T35">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5">. </text:span></text:p>
      <text:p text:style-name="P49"><text:span text:style-name="T35">В </text:span><text:span text:style-name="T3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99">(Вълканов, 1957; Вълканов and Маринов, </text:span><text:soft-page-break/><text:span text:style-name="T299">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89">, </text:span><text:span text:style-name="T293">а също и </text:span><text:span text:style-name="T294">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94">(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89">, </text:span><text:span text:style-name="T295">T</text:span><text:span text:style-name="T298">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98">(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89">, </text:span><office:annotation office:name="__Annotation__6407_1416121077"><dc:creator>Unknown Author</dc:creator><dc:date>2016-08-05T13:51:24</dc:date><text:list text:style-name=""><text:list-item><text:p>Намери и добави! </text:p></text:list-item></text:list></office:annotation><text:span text:style-name="T296">доклад натура...</text:span><office:annotation-end office:name="__Annotation__6407_1416121077"/></text:p>
      <text:p text:style-name="P47"><text:span text:style-name="T305">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05">матрица, отговаряща на </text:span>таксономична йерархия, <text:span text:style-name="T305">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05">(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05">.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05">(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05">.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8">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06">при многомерните анализи</text:span> <office:annotation office:name="__Fieldmark__3945_1543247252"><dc:creator>K </dc:creator><dc:date>2016-08-08T13:08:32</dc:date><text:list text:continue-numbering="true" text:style-name=""><text:list-item><text:p>в точка … някоя? </text:p></text:list-item></text:list></office:annotation>по-долу<office:annotation-end office:name="__Fieldmark__3945_1543247252"/>. </text:p>
      <text:p text:style-name="Thesis_5f_body"/>
      <text:p text:style-name="Thesis_5f_body"><text:span text:style-name="T201">Г</text:span><text:span text:style-name="T199">рафични методи за характеризиране на съобществата</text:span></text:p>
      <text:p text:style-name="P59">За допълнително характеризиране на биоразнообразието на зообентосните съобщества бяха приложени също така <text:span text:style-name="T324">г</text:span>рафични аналитични методи.</text:p>
      <text:p text:style-name="P58"><text:span text:style-name="T260">Графичните методи</text:span><text:span text:style-name="T44"> </text:span><text:span text:style-name="T261">могат </text:span><text:span text:style-name="T44">да се определят като междинни между едно- и многомерните методи. Главното </text:span><text:span text:style-name="T95">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5">отколкото при </text:span><text:span text:style-name="T44">индекси</text:span><text:span text:style-name="T95">те</text:span><text:span text:style-name="T44"> </text:span><text:span text:style-name="T95">з</text:span><text:span text:style-name="T44">а биоразнообразие. <text:s/></text:span></text:p>
      <text:p text:style-name="P58"><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150">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2">всеки</text:span><text:span text:style-name="T44"> вид се представя като процент от общата численост в пробата, </text:span><text:span text:style-name="T82">след което всички видове се подреждат в низходящ ред и </text:span><text:soft-page-break/><text:span text:style-name="T82">получават </text:span><text:span text:style-name="T44">ранг </text:span><text:span text:style-name="T150">k: </text:span><text:span text:style-name="T44">най-многобройният вид </text:span><text:span text:style-name="T82">е с </text:span><text:span text:style-name="T44">ранг 1, следващият – ранг 2, и т. н. </text:span><text:span text:style-name="T82">На графиката п</text:span><text:span text:style-name="T44">о </text:span><text:span text:style-name="T82">оста </text:span><text:span text:style-name="T150">y</text:span><text:span text:style-name="T44"> се представя % кумулативна численост, </text:span><text:span text:style-name="T82">а </text:span><text:span text:style-name="T44">по </text:span><text:span text:style-name="T82">оста </text:span><text:span text:style-name="T150">x</text:span><text:span text:style-name="T44"> – ранг</text:span><text:span text:style-name="T83">а</text:span><text:span text:style-name="T44"> </text:span><text:span text:style-name="T82">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2">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2" text:name="Фиг." text:formula="ooow:Фиг.+1" style:num-format="1">3</text:sequence>. k-доминантни криви за зообентосни проби от морски интертидални пясъ<text:span text:style-name="T175">ц</text:span>и; всяка крива се базира на средните числености от 4 репликата. <text:span text:style-name="T174">Всяка крива отговаря на</text:span> определена комбинация от мрежа на ситото и площ на пробонабиране <text:span text:style-name="T173">(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73">).</text:span> </text:p></draw:text-box></draw:frame></text:p>
      <text:p text:style-name="P51"><text:span text:style-name="T150">ABC</text:span><text:span text:style-name="T44"> (</text:span><text:span text:style-name="T150">abundance</text:span><text:span text:style-name="T44">-</text:span><text:span text:style-name="T150">biomass</text:span><text:span text:style-name="T44"> </text:span><text:span text:style-name="T150">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4">представляват р</text:span><text:span text:style-name="T44">азширение на този метод: на една графика се представят </text:span><text:span text:style-name="T150">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замърсяване </text:span><text:span text:style-name="T50">(</text:span><text:span text:style-name="T50"><text:sequence-ref text:reference-format="category-and-value" text:ref-name="refФиг.3">Фиг. 4</text:sequence-ref></text:span><text:span text:style-name="T50">). При нормални условия (</text:span><text:span text:style-name="T50"><text:sequence-ref text:reference-format="category-and-value" text:ref-name="refФиг.3">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3">Фиг. 4</text:sequence-ref></text:span><text:span text:style-name="T151">b</text:span><text:span text:style-name="T50">) опортюнистичните видове с малки размери, но </text:span><text:span text:style-name="T54">често 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6">един или няколко пъти</text:span><text:span text:style-name="T44">. Когато въздействие</text:span><text:span text:style-name="T85">то</text:span><text:span text:style-name="T44"> </text:span><text:span text:style-name="T87">е много силно</text:span><text:span text:style-name="T44">, в съобществата </text:span><text:span text:style-name="T85">започват да </text:span><text:soft-page-break/><text:span text:style-name="T44">доминират само един или няколко </text:span><text:span text:style-name="T87">от тези </text:span><text:span text:style-name="T44">малки </text:span><text:span text:style-name="T85">по размери </text:span><text:span text:style-name="T44">вид</text:span><text:span text:style-name="T85">ове-</text:span><text:span text:style-name="T87">опортюнисти</text:span><text:span text:style-name="T44"> (</text:span><text:span text:style-name="T44"><text:sequence-ref text:reference-format="category-and-value" text:ref-name="refФиг.3">Фиг. 4</text:sequence-ref></text:span><text:span text:style-name="T150">c</text:span><text:span text:style-name="T44">), </text:span><text:span text:style-name="T85">а</text:span><text:span text:style-name="T44"> кривата на числеността се намира над тази на биомасата </text:span><text:span text:style-name="T86">по цялата си дължина</text:span><text:span text:style-name="T44">. </text:span></text:p>
      <text:p text:style-name="Thesis_5f_body"><draw:frame draw:style-name="fr3" draw:name="Frame3" text:anchor-type="as-char" svg:width="15.498cm" draw:z-index="9"><draw:text-box fo:min-height="5.002cm"><text:p text:style-name="Thesis_5f_caption">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76">(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76">(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76">).</text:span></text:p></draw:text-box></draw:frame></text:p>
      <text:p text:style-name="P52"/>
      <text:p text:style-name="P53"><text:span text:style-name="T30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0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09">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97">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311">изчислението на </text:span>тези криви <text:span text:style-name="T311">се </text:span><text:s/><text:span text:style-name="T311">пресмята </text:span>относителния дял от числеността и<text:span text:style-name="T312">ли</text:span> биомасата <text:span text:style-name="T311">на всеки вид от числеността или биомасата на следващите по ранг, като</text:span> <text:span text:style-name="T311">се изключва </text:span>п<text:span text:style-name="T311">редишния </text:span>вид <text:span text:style-name="T311">с по-висок ранг.</text:span> <text:span text:style-name="T311">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oft-page-break/>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310">тъй като </text:span>негативното въздействие засяга всички видове в съобществото. <text:s text:c="3"/></text:p>
      <text:p text:style-name="P61"><text:span text:style-name="T325">Също така, бяха изчислени и начертани профили на биоразнообразието на съобществата, утежнени спрямо </text:span><text:span text:style-name="T325"><office:annotation office:name="__Fieldmark__4479_1038233140"><dc:creator>K </dc:creator><dc:date>2016-08-13T14:25:11.786337943</dc:date><text:list text:continue-numbering="true" text:style-name=""><text:list-item><text:p text:style-name="P83"><text:span text:style-name="T330">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span></text:p></text:list-item></text:list></office:annotation></text:span><text:span text:style-name="T325">таксономичното сходство видовете</text:span><office:annotation-end office:name="__Fieldmark__4479_1038233140"/><text:span text:style-name="T325">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25">(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325">. Тези профили представят „отпечатък“ на структурата на съобществата. В основата им са същите уравнения за обща ентропия като числата на Hill. Принципът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итуация. <text:s text:c="2"/></text:span></text:p>
      <text:p text:style-name="P66">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сходство между видовете, информацията, получена от профила на биоразнообразие, е още по-значима. <text:s text:c="14"/></text:p>
      <text:p text:style-name="Thesis_5f_body"/>
      <text:p text:style-name="P3"><text:span text:style-name="T177">М</text:span>ногомерни <text:span text:style-name="T179">статистически </text:span>методи </text:p>
      <text:p text:style-name="P62"><text:soft-page-break/><text:span text:style-name="T98">Бяха приложени методи на многомерната статистика, за да </text:span><text:span text:style-name="T99">се анализира задълбочено сходството между макрозообентосните съобщества на изследваните станции, както и </text:span><text:span text:style-name="T44">на </text:span><text:span text:style-name="T99">всяка</text:span><text:span text:style-name="T44"> станция </text:span><text:span text:style-name="T99">във</text:span><text:span text:style-name="T68"> </text:span><text:span text:style-name="T44">време</text:span><text:span text:style-name="T99">то</text:span><text:span text:style-name="T44">. Многомерните методи се използват рутинно за анализ на бентосните съобщества </text:span><text:span text:style-name="T96">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9">достатъчно </text:span><text:span text:style-name="T97">бързи компютри и </text:span><text:span text:style-name="T44">лесен за употреба статистически софтуер, </text:span><text:span text:style-name="T97">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8">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8">.</text:span><text:span text:style-name="T44"> <text:s/></text:span></text:p>
      <text:p text:style-name="Thesis_5f_body"><text:span text:style-name="T99">М</text:span><text:span text:style-name="T44">ногомерните методи взимат предвид идентичността на видовете и </text:span><text:span text:style-name="T99">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100">са </text:span><text:span text:style-name="T44">по-сложни са от другите методи, тъй като изискват значителна предварителна обработка на данните. </text:span><text:span text:style-name="T100">Най-често суровите данни се </text:span><text:span text:style-name="T44">трансфор</text:span><text:span text:style-name="T100">мират</text:span><text:span text:style-name="T44">, </text:span><text:span text:style-name="T100">за да </text:span><text:span text:style-name="T101">се намали приносът на доминиращите видове и да се увеличи този на редките </text:span><text:span text:style-name="T102">видове</text:span><text:span text:style-name="T44">. </text:span><text:span text:style-name="T102">От м</text:span><text:span text:style-name="T44">атрицата </text:span><text:span text:style-name="T100">със зообентосни</text:span><text:span text:style-name="T44"> данни също понякога </text:span><text:span text:style-name="T100">се </text:span><text:span text:style-name="T44">премахва</text:span><text:span text:style-name="T100">т</text:span><text:span text:style-name="T44"> на</text:span><text:span text:style-name="T100">й-</text:span><text:span text:style-name="T44">редките видове </text:span><text:span text:style-name="T100">(например т.нар. singletons — видове, срещащи се само в една проба от целия набор данни, които рядко допринасят значителна информация)</text:span><text:span text:style-name="T44">; или пък </text:span><text:span text:style-name="T100">се </text:span><text:span text:style-name="T44">превръща </text:span><text:span text:style-name="T100">от</text:span><text:span text:style-name="T44"> числени данни в матрица на присъствие и отсъствие на видовете. </text:span></text:p>
      <text:p text:style-name="P64"><text:span text:style-name="T103">Върху макрозообентосните данни от настоящата дисертация бяха приложени </text:span><text:span text:style-name="T44">два</text:span><text:span text:style-name="T103">та</text:span><text:span text:style-name="T44"> </text:span><text:span text:style-name="T103">основни </text:span><text:span text:style-name="T44">типа </text:span><text:span text:style-name="T103">многомерни анализи </text:span><text:span text:style-name="T44">– класификация и ординация (</text:span><text:span text:style-name="T44"><text:sequence-ref text:reference-format="category-and-value" text:ref-name="refФиг.4">Фиг. 5</text:sequence-ref></text:span><text:span text:style-name="T44">). </text:span><text:span text:style-name="T105">Д</text:span><text:span text:style-name="T44">анните </text:span><text:span text:style-name="T103">бяха </text:span><text:span text:style-name="T44">трансформира</text:span><text:span text:style-name="T103">ни чрез </text:span><text:span text:style-name="T105">взимане на </text:span><text:span text:style-name="T103">четвърт</text:span><text:span text:style-name="T105">и</text:span><text:span text:style-name="T104"> корен, </text:span><text:span text:style-name="T105">след което </text:span><text:span text:style-name="T103">беше</text:span><text:span text:style-name="T44"> определ</text:span><text:span text:style-name="T103">ено</text:span><text:span text:style-name="T44"> сходството</text:span><text:span text:style-name="T103">то</text:span><text:span text:style-name="T44"> </text:span><text:span text:style-name="T103">по</text:span><text:span text:style-name="T44"> </text:span><text:span text:style-name="T150">Bray</text:span><text:span text:style-name="T44">-</text:span><text:span text:style-name="T150">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50">(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3">Това е н</text:span><text:span text:style-name="T44">ай-често използваният </text:span><text:span text:style-name="T103">в екологични изследвания </text:span><text:span text:style-name="T44">коефициент за прилика; изчислява </text:span><text:span text:style-name="T103">се </text:span><text:span text:style-name="T44">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5">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4" text:name="Фиг." text:formula="ooow:Фиг.+1" style:num-format="1">5</text:sequence>. Етапи на многомерния анализ <text:span text:style-name="T178">(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78">(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78">).</text:span></text:p></draw:text-box></draw:frame><text:soft-page-break/> </text:p>
      <text:p text:style-name="P64"><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150">hierarchical</text:span><text:span text:style-name="T44"> </text:span><text:span text:style-name="T150">agglomerative</text:span><text:span text:style-name="T44"> </text:span><text:span text:style-name="T150">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150">Bray</text:span><text:span text:style-name="T44">-</text:span><text:span text:style-name="T150">Curtis</text:span><text:span text:style-name="T44"> като мярка за сходство. Крайният резултат се представя като една обща дендрограма. </text:span></text:p>
      <text:p text:style-name="P64"><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67"><text:span text:style-name="T44">Целта на ординацията е да представи станциите в пространство с </text:span><text:span text:style-name="T150">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text:span><text:soft-page-break/><text:span text:style-name="T44">променливи). Изборът на метод зависи от лични предпочитания, наличието на подходящи програми за изчисление и др. </text:span></text:p>
      <text:p text:style-name="P68"/>
      <text:p text:style-name="P63"><text:span text:style-name="T112">Беше </text:span><text:span text:style-name="T140">направена</text:span><text:span text:style-name="T112"> </text:span><text:span text:style-name="T118">не</text:span><text:span text:style-name="T140">метрична многомерна ординация (non-metric multidimensional scaling, </text:span><text:span text:style-name="T106">n</text:span><text:span text:style-name="T150">MDS</text:span><text:span text:style-name="T168">)</text:span><text:span text:style-name="T44"> </text:span><text:span text:style-name="T112">на </text:span><text:span text:style-name="T140">базата на </text:span><text:span text:style-name="T112">макрозообентосните данни. Този анализ </text:span><text:span text:style-name="T44">съставя „карта” на станциите/пробите, на която две проби </text:span><text:span text:style-name="T107">са толкова </text:span><text:span text:style-name="T44">по-близо </text:span><text:span text:style-name="T77">една до друга, </text:span><text:span text:style-name="T107">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77"><text:span text:style-name="T141">З</text:span><text:span text:style-name="T44">а </text:span><text:span text:style-name="T141">да се установи </text:span><text:span text:style-name="T44">връзката на </text:span><text:span text:style-name="T113">наблюдаваното разпределение на пробите/станциите </text:span><text:span text:style-name="T141">(промените в </text:span><text:span text:style-name="T44">структурата на </text:span><text:span text:style-name="T141">макрозообентосните </text:span><text:span text:style-name="T44">съобщества</text:span><text:span text:style-name="T141">)</text:span><text:span text:style-name="T44"> с </text:span><text:span text:style-name="T144">параметрите</text:span><text:span text:style-name="T44"> на околната среда, които </text:span><text:span text:style-name="T141">биха </text:span><text:span text:style-name="T44">мог</text:span><text:span text:style-name="T141">ли</text:span><text:span text:style-name="T44"> да </text:span><text:span text:style-name="T141">го </text:span><text:span text:style-name="T44">обяснят</text:span><text:span text:style-name="T113">,</text:span><text:span text:style-name="T44"> </text:span><text:span text:style-name="T67">беше използвана функцията envfit от пакета vegan към R</text:span><text:span text:style-name="T50">.</text:span><text:span text:style-name="T44"> </text:span><text:span text:style-name="T122">Тази функция налага върху ординацията вектори</text:span><text:span text:style-name="T123">, </text:span><text:span text:style-name="T124">чиято посока показва посоката на увеличаване на градиента и чиято дължина е пропорционална на корелацията </text:span><text:span text:style-name="T125">между променливата и ординацията. </text:span><text:span text:style-name="T143">Ако става въпрос за качествена променлива </text:span><text:span text:style-name="T144">функцията изчислява </text:span><text:span text:style-name="T110">средната стойност на </text:span><text:span text:style-name="T111">ординационните координати за всяко ниво на променливата</text:span><text:span text:style-name="T145">.</text:span><text:span text:style-name="T144"> </text:span><text:span text:style-name="T126">Тъй като осите на nMDS ординацията </text:span><text:span text:style-name="T127">са произволни, не може да се говори за директна корелация </text:span><text:span text:style-name="T142">на позициите на станциите </text:span><text:span text:style-name="T128">с векторите, както е например при PCA; </text:span><text:span text:style-name="T142">в случая проекцията на станциите върху </text:span><text:span text:style-name="T143">всеки </text:span><text:span text:style-name="T142">вектор </text:span><text:span text:style-name="T143">е максимално корелирана със съответния </text:span><text:span text:style-name="T145">параметър</text:span><text:span text:style-name="T143"> на средата</text:span><text:span text:style-name="T128">.</text:span><text:span text:style-name="T144"> </text:span></text:p>
      <text:p text:style-name="P76"><text:span text:style-name="T144">„Значимостта“ на напаснатите вектори или фактори се </text:span><text:span text:style-name="T145">определя чрез пермутации</text:span><text:span text:style-name="T144"> </text:span><text:span text:style-name="T145">на параметрите на средата; </text:span><text:span text:style-name="T146">степента й се определя от квадратен коефициент на корелация (r</text:span><text:span text:style-name="T7">2</text:span><text:span text:style-name="T146">)</text:span><text:span text:style-name="T145">. </text:span></text:p>
      <text:p text:style-name="P78"><text:span text:style-name="T147">Тъй като </text:span><text:span text:style-name="T132">ординация</text:span><text:span text:style-name="T147">та е</text:span><text:span text:style-name="T132"> </text:span><text:span text:style-name="T109">неограничена</text:span><text:span text:style-name="T132"> (unconstrained</text:span><text:span text:style-name="T147">)</text:span><text:span text:style-name="T132"> </text:span><text:span text:style-name="T129">няма причина да се предполага, че </text:span><text:span text:style-name="T147">параметрите на средата</text:span><text:span text:style-name="T129"> варират линейно </text:span><text:span text:style-name="T132">на </text:span><text:span text:style-name="T139">ординационната </text:span><text:span text:style-name="T132">графика, </text:span><text:span text:style-name="T130">т. е. </text:span><text:span text:style-name="T131">векторът най-често не дава най-добрата представа за реалния градиент</text:span><text:span text:style-name="T127">. </text:span><text:span text:style-name="T133">Затова беше приложена друга процедура — ordisurf, която напасва повърхности, изчисл</text:span><text:span text:style-name="T139">ени</text:span><text:span text:style-name="T133"> чрез генерализиран адитивен модел (generalized additive model, GAM), </text:span><text:span text:style-name="T139">които </text:span><text:span text:style-name="T133">отговаря</text:span><text:span text:style-name="T139">т</text:span><text:span text:style-name="T133"> на промяната на всеки фактор. </text:span><text:span text:style-name="T137">Целта е максимално добре да се представи </text:span><text:span text:style-name="T136">вариацията в стойностите на фактора на средата на станциите на изследване</text:span><text:span text:style-name="T135"> </text:span><text:span text:style-name="T139">спрямо</text:span><text:span text:style-name="T135"> промените във видовия състав, </text:span><text:span text:style-name="T140">наблюдавани на</text:span><text:span text:style-name="T135"> </text:span><text:span text:style-name="T138">о</text:span><text:span text:style-name="T135">рдинацията</text:span><text:span text:style-name="T134">. </text:span><text:span text:style-name="T133">На ординационната графика тази повърхност се </text:span><text:soft-page-break/><text:span text:style-name="T138">представя чрез изолинии. </text:span><text:span text:style-name="T148">Ordisurf повърхности бяха изчислени само за параметрите на средата, определени като значими от envfit, тъй като те обясняват най-добре наблюдаваните промени в структурата на съобществата. <text:s text:c="2"/></text:span><text:span text:style-name="T133"><text:s/></text:span></text:p>
      <text:p text:style-name="P74"><text:span text:style-name="T126"/></text:p>
      <text:p text:style-name="P65"><office:annotation office:name="__Fieldmark__2532_1072619108"><dc:creator>K </dc:creator><dc:date>2016-08-10T17:19:05</dc:date><text:list text:continue-numbering="true" text:style-name=""><text:list-item><text:p>mvabund glms вместо simper, anosim, permanova... + за функционалния анализ също</text:p></text:list-item></text:list></office:annotation><text:span text:style-name="T44">Видовете, които допринасят най-много за разделянето на станциите в клъстери, могат да се определят чрез </text:span>SIMPER<text:span text:style-name="T44"> анализ (</text:span>similarity<text:span text:style-name="T44"> </text:span>percentages<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text:span><office:annotation-end office:name="__Fieldmark__2532_1072619108"/><text:span text:style-name="T44"> </text:span></text:p>
      <text:p text:style-name="P41"/>
      <text:p text:style-name="P50"><text:span text:style-name="T271">Ф</text:span><text:span text:style-name="T272">ункционално разнообразие </text:span><text:span text:style-name="T273">на съобществата</text:span></text:p>
      <text:p text:style-name="P50"><text:span text:style-name="T263">Загубата на биоразнообразие в резултат </text:span><text:span text:style-name="T266">на</text:span><text:span text:style-name="T263">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63">(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263">(</text:span><text:span text:style-name="T264">+ </text:span><text:span text:style-name="T301">РЕФ?</text:span><text:span text:style-name="T263">). </text:span><text:span text:style-name="T267">Основната цел на РДМС е да запази функционирането на морските и крайбрежни екосистеми </text:span><text:span text:style-name="T268">(екосистемен подход </text:span><text:span text:style-name="T269">към опазването на морската среда</text:span><text:span text:style-name="T268">)</text:span><text:span text:style-name="T267">; </text:span><text:span text:style-name="T266">п</text:span><text:span text:style-name="T267">оради тази причина, изучаването, описанието и оценката на функционалното разнообразие на съобществата са актуални проблеми. </text:span><text:span text:style-name="T263">Връзката между структурното биоразнообразие и функционирането на екосистемите е </text:span><text:span text:style-name="T266">сложна и е </text:span><text:span text:style-name="T263">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265">, като </text:span><text:span text:style-name="T266">фокусът на повечето е върху т.нар. функционални черти на организмите</text:span><text:span text:style-name="T263">.</text:span><text:span text:style-name="T267"> </text:span><text:span text:style-name="T263"><text:s/></text:span></text:p>
      <text:p text:style-name="P19">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50"><text:span text:style-name="T250">Ф</text:span><text:span text:style-name="T245">ункционалният анализ </text:span><text:span text:style-name="T250">представлява</text:span><text:span text:style-name="T245">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245">видове</text:span><office:annotation-end office:name="__Annotation__9836_1416121077"/><text:span text:style-name="T245">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45">(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245">. </text:span><text:span text:style-name="T250">Най-ч</text:span><text:span text:style-name="T246">есто </text:span><text:span text:style-name="T250">разполагаме</text:span><text:span text:style-name="T246"> и </text:span><text:span text:style-name="T250">с </text:span><text:span text:style-name="T246">трета матрица с параметри на околната среда, </text:span><text:span text:style-name="T250">измерени</text:span><text:span text:style-name="T246"> </text:span><text:span text:style-name="T250">н</text:span><text:span text:style-name="T246">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246">места</text:span><office:annotation-end office:name="__Annotation__8729_1416121077"/><text:span text:style-name="T246">. Целта на анализа е да опише как численостите на видовете се променят между различните места - </text:span><text:span text:style-name="T250">от една страна </text:span><text:span text:style-name="T246">спрямо измерените там параметри на средата, </text:span><text:span text:style-name="T250">а от друга - </text:span><text:span text:style-name="T246">спрямо чертите на видовете. </text:span><text:span text:style-name="T247">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246">Този проблем е известен като </text:span><text:soft-page-break/><text:span text:style-name="T246">„четвърти ъгъл“ (</text:span><text:span text:style-name="T158">fourth corner problem, </text:span><text:span text:style-name="T159">Legendre et al.</text:span><text:span text:style-name="T158">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58">(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47">)</text:span><text:span text:style-name="T159">, </text:span><text:span text:style-name="T247">заради това, че </text:span><text:span text:style-name="T251">се </text:span><text:span text:style-name="T247">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0"><text:span text:style-name="T247">Т</text:span><text:span text:style-name="T249">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24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4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248">. </text:span></text:p>
      <text:p text:style-name="P71"><text:span text:style-name="T307">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07">(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07">, допълнени с други литературни източници (</text:span><text:span text:style-name="T302">РЕФ</text:span><text:span text:style-name="T308">). </text:span></text:p>
      <text:p text:style-name="P71"/>
      <text:p text:style-name="P69"><office:annotation office:name="__Fieldmark__6013_826624822"><dc:creator>K </dc:creator><dc:date>2016-08-10T17:08:56</dc:date><text:list text:continue-numbering="true" text:style-name=""><text:list-item><text:p>къде? може би най-отпред на статистиките, за да са заедно анализите на зообентоса.. </text:p></text:list-item></text:list><text:p>+ envfit, ordisurf трябва да са след това! </text:p></office:annotation><text:span text:style-name="T115">Статистически а</text:span><text:span text:style-name="T114">нализи на параметрите на околната среда</text:span><text:span text:style-name="T44"> </text:span><office:annotation-end office:name="__Fieldmark__6013_826624822"/></text:p>
      <text:p text:style-name="P69">В рамките на тази дисертация бяха събирани също данни за параметрите на околната среда на станциите на пробовзимане. </text:p>
      <text:p text:style-name="P69"><text:span text:style-name="T327">На всяка станция бяха измервани параметри на </text:span>водния стълб: <text:span text:style-name="T326">концентрации на биогенни елементи: нитрати (NO</text:span><text:span text:style-name="T15">3</text:span><text:span text:style-name="T5">-</text:span><text:span text:style-name="T326">), нитрити (NO</text:span><text:span text:style-name="T16">2</text:span><text:span text:style-name="T5">-</text:span><text:span text:style-name="T326">), амоний (NH</text:span><text:span text:style-name="T16">4</text:span><text:span text:style-name="T6">+</text:span><text:span text:style-name="T326">), общ азот, неорганичен азот, фосфати (PO</text:span><text:span text:style-name="T15">4</text:span><text:span text:style-name="T5">-3</text:span><text:span text:style-name="T326">), хлорофил-</text:span><text:span text:style-name="T202">а</text:span><text:span text:style-name="T326">,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04">реф – дисертация Митко</text:span><text:span text:style-name="T326">). Дългосрочни данни на повечето станции има за следните параметри: биогенни елементи, хлорофил-</text:span><text:span text:style-name="T202">а</text:span><text:span text:style-name="T326">, сестон и прозрачност на водата. Някои от станциите обаче са нови, посещавани само в рамките на настоящето изследване, и за тях наличните данни са по-малко. <text:s text:c="2"/></text:span></text:p>
      <text:p text:style-name="P73"><text:soft-page-break/>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0"><text:span text:style-name="T328">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list text:continue-numbering="true" text:style-name=""><text:list-item><text:p>може би да се мине без това – излишно сложно в този случай? и освен това после и без това ги усреднявам, което противоречи на принципа... </text:p></text:list-item></text:list></office:annotation><text:span text:style-name="T328">imputation</text:span><office:annotation-end office:name="__Fieldmark__4387_826624822"/><text:span text:style-name="T328">). Тъй като </text:span><office:annotation office:name="__Fieldmark__3642_826624822"><dc:creator>K </dc:creator><dc:date>2016-08-10T12:49:16</dc:date><text:list text:continue-numbering="true" text:style-name=""><text:list-item><text:p>фигура...</text:p></text:list-item></text:list></office:annotation><text:span text:style-name="T328">липсващите стойности</text:span><office:annotation-end office:name="__Fieldmark__3642_826624822"/><text:span text:style-name="T328">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10">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10">.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 </text:span></text:p>
      <text:p text:style-name="P70"><text:span text:style-name="T11">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text:span><text:soft-page-break/><text:span text:style-name="T11">за да се запази максимално наблюдаваната вариация. Тези данни бяха използвани в последващите анализи.</text:span><text:span text:style-name="T329"> <text:s text:c="2"/></text:span></text:p>
      <text:p text:style-name="P72"><text:span text:style-name="T116">В</text:span><text:span text:style-name="T108">ърху параметрите на околната среда на станциите на изследване </text:span><text:span text:style-name="T116">б</text:span><text:span text:style-name="T108">еше приложен </text:span><text:span text:style-name="T116">анализ на главните компоненти (Principal Component Analysis, </text:span><text:span text:style-name="T108">PCA</text:span><text:span text:style-name="T116">)</text:span><text:span text:style-name="T108">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 </text:span></text:p>
      <text:p text:style-name="P72"><text:span text:style-name="T58">Параметрите на средата бяха </text:span><office:annotation office:name="__Fieldmark__6146_826624822"><dc:creator>K </dc:creator><dc:date>2016-08-10T17:11:51</dc:date><text:list text:continue-numbering="true" text:style-name=""><text:list-item><text:p>кое кое е? и така ли се казват? </text:p></text:list-item></text:list></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тъй като се измерват в различни мерни единици (</text:span><text:span text:style-name="T303">РЕФ?</text:span><text:span text:style-name="T59">)</text:span><text:span text:style-name="T58">.</text:span><text:span text:style-name="T108"> </text:span><text:span text:style-name="T117">Беше проверена корелацията между различните параметри и от анализа бяха изключени най-силно корелираните (</text:span><text:span text:style-name="T121">Pearson's </text:span><text:span text:style-name="T117">r &gt; 0.</text:span><text:span text:style-name="T119">75</text:span><text:span text:style-name="T117">), тъй като това изкривява крайния резултат, придавайки изкуствено по-голяма тежест на първите няколко главни компоненти, </text:span><text:span text:style-name="T120">а реално не допринася за целта на анализа — редуцирането на измеренията</text:span><text:span text:style-name="T117">. <text:s/></text:span></text:p>
      <text:p text:style-name="P79"><text:span text:style-name="T117">Б</text:span><text:span text:style-name="T44">еше направен PCA на три </text:span><office:annotation office:name="__Fieldmark__5884_826624822"><dc:creator>K </dc:creator><dc:date>2016-08-10T17:05:49</dc:date><text:list text:continue-numbering="true" text:style-name=""><text:list-item><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text:list-item></text:list></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 <text:s/></text:span></text:p>
      <text:p text:style-name="P80"><text:span text:style-name="T44">Най-добре корелираните с осите на PC </text:span><text:span text:style-name="T149">п</text:span><text:span text:style-name="T44">араметри на средата бяха </text:span><text:span text:style-name="T149">използвани в последващите допълнителни анализи.</text:span></text:p>
      <text:p text:style-name="P80"/>
      <text:p text:style-name="P80"><text:span text:style-name="T44">LUSI</text:span></text:p>
      <text:p text:style-name="P80"><text:span text:style-name="T44"/></text:p>
      <text:list xml:id="list144225464869382" text:continue-list="list144225455541188" text:style-name="Thesis_5f_numbering">
        <text:list-item>
          <text:list>
            <text:list-item>
              <text:list>
                <text:list-item>
                  <text:list>
                    <text:list-item>
                      <text:p text:style-name="Thesis_5f_Heading3"><text:soft-page-break/><text:span text:style-name="T315">Б</text:span><text:span text:style-name="T314">иотични индекси за оценка на </text:span><text:span text:style-name="T316">екологичното </text:span><text:span text:style-name="T314">състояние </text:span><text:span text:style-name="T316">на съобществата</text:span></text:p>
                    </text:list-item>
                  </text:list>
                </text:list-item>
              </text:list>
            </text:list-item>
          </text:list>
        </text:list-item>
      </text:list>
      <text:p text:style-name="P5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317">и съответно могат да служат за първоначална индикация за влошаване на екологичното състояние на съобществата</text:span>. <text:span text:style-name="T317">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5"><text:span text:style-name="T69">В рамките на настоящата дисертация са приложени няколко различни биотични индекси, </text:span><text:span text:style-name="T88">разработени за целите на директивите на ЕС, </text:span><text:span text:style-name="T89">чиято цел е да дадат числена оценка на състоянието на съобществата, както и на тенденциите в него. </text:span></text:p>
      <text:p text:style-name="P56"><text:span text:style-name="T89">Беше </text:span><text:span text:style-name="T69">провер</text:span><text:span text:style-name="T89">ена</text:span><text:span text:style-name="T69"> чувствителност</text:span><text:span text:style-name="T89">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9">на българското Черно море</text:span><text:span text:style-name="T69">. </text:span><text:span text:style-name="T74">Сравнено</text:span><text:span text:style-name="T69"> </text:span><text:span text:style-name="T89">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90">източната част на </text:span><text:span text:style-name="T69">Средиземно море. </text:span></text:p>
      <text:p text:style-name="P56"><text:span text:style-name="T70">По-долу са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39"/>
      <text:p text:style-name="P6">Индекс на Shannon-Wiener H'</text:p>
      <text:p text:style-name="P57"><text:span text:style-name="T270">Характеристиките на H' са описани подробно в т. </text:span><text:span text:style-name="T270"><text:bookmark-ref text:reference-format="number" text:ref-name="__RefHeading__13188_1543247252">1.1.3.1</text:bookmark-ref></text:span><text:span text:style-name="T270">. </text:span>H’ <text:span text:style-name="T322">е един от най-широко прилаганите индекси, който се използва и </text:span><text:span text:style-name="T212">като индикатор за промяна в съобществата, подложени на антропогенен или естествен натиск. </text:span><text:span text:style-name="T270">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91">в съобществата, подложени на въздействие </text:span><text:span text:style-name="T44">— стойностите му </text:span><text:span text:style-name="T212">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list text:style-name=""><text:list-item><text:p>още някакви статии... </text:p></text:list-item></text:list></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 </text:span></text:p>
      <text:p text:style-name="P57"><text:soft-page-break/><office:annotation office:name="__Fieldmark__13925_1543247252"><dc:creator>K </dc:creator><dc:date>2016-08-08T16:52:01</dc:date><text:list text:continue-numbering="true" text:style-name=""><text:list-item><text:p>може би не в м&amp;м...</text:p></text:list-item></text:list></office:annotation><text:span text:style-name="T93">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7"><text:span text:style-name="T92">При прилагането на този индекс е добре да се </text:span><text:span text:style-name="T94">имат предвид неговите особености, а най-добре е да се използва в комбинация с други индекси.</text:span><text:span text:style-name="T92"> </text:span><text:span text:style-name="T76"><text:s/></text:span><office:annotation-end office:name="__Fieldmark__13925_1543247252"/></text:p>
      <text:p text:style-name="P40"/>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318">макро</text:span>зообентосните видове в 5 групи по чувствителност: </text:p>
      <text:list xml:id="list4438212733053802366" text:style-name="L21">
        <text:list-item>
          <text:p text:style-name="P75">група I – <text:span text:style-name="T192">силно чувствителни видове, присъстващи и доминиращи в съобществата при нормални и референтни условия.</text:span></text:p>
        </text:list-item>
        <text:list-item>
          <text:p text:style-name="P75">група II – <text:span text:style-name="T192">безразлични видове, които присъстват в съобществата винаги, но с малка численост.</text:span></text:p>
        </text:list-item>
        <text:list-item>
          <text:p text:style-name="P75">група III – <text:span text:style-name="T19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75">група IV – <text:span text:style-name="T192">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75">група V – <text:span text:style-name="T19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pan text:style-name="T19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9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91">.</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oft-page-break/><text:span text:style-name="T319">възникне при</text:span> класификацията на видовете в екологичните групи <text:span text:style-name="T320">по чувствителност</text:span>, която трябва да се съобрази с евентуални местни вариации в техните екологични особености и предпочитания. </text:p>
      <text:p text:style-name="P8"/>
      <text:p text:style-name="P3"><text:span text:style-name="T19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9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321">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21">(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21">.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95">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7"><text:span text:style-name="T203">M-AMBI </text:span><text:span text:style-name="T162">(multivariate AMBI)</text:span><text:span text:style-name="T203">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0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9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78">от Европейския Съюз</text:span>. <text:span text:style-name="T19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197">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012_1038233140" field:type=""/><text:span text:style-name="T197">гранични стойности</text:span><field:fieldmark-end/><text:span text:style-name="T197"><office:annotation office:name="__Fieldmark__24304_119404090"><dc:creator>K </dc:creator><dc:date>2015-12-14T17:22:52</dc:date><text:p text:style-name="P84"><text:span text:style-name="T331">старите стойности – за сравнение с оценките на БД?</text:span></text:p></office:annotation></text:span><text:span text:style-name="T19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96">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98">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98">(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98">; </text:span><office:annotation office:name="__Fieldmark__14038_1543247252"><dc:creator>K </dc:creator><dc:date>2016-08-08T16:54:35</dc:date><text:list text:style-name=""><text:list-item><text:p>без MEDOCC!</text:p></text:list-item></text:list></office:annotation><text:span text:style-name="T198">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98">(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98">;</text:span><office:annotation-end office:name="__Fieldmark__14038_1543247252"/><text:span text:style-name="T198">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98">(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32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2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23">. </text:span></text:p>
      <text:p text:style-name="P21">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22H9M58S</meta:editing-duration>
    <meta:editing-cycles>520</meta:editing-cycles>
    <meta:generator>LibreOffice/4.2.8.2$Linux_X86_64 LibreOffice_project/420m0$Build-2</meta:generator>
    <meta:initial-creator>K </meta:initial-creator>
    <dc:date>2016-08-13T14:42:25.240284061</dc:date>
    <dc:creator>K </dc:creator>
    <meta:document-statistic meta:table-count="0" meta:image-count="0" meta:object-count="4" meta:page-count="25" meta:paragraph-count="137" meta:word-count="6778" meta:character-count="47170" meta:non-whitespace-character-count="40397"/>
    <meta:user-defined meta:name="ZOTERO_PREF_1">&lt;data data-version="3" zotero-version="4.0.29.10"&gt;&lt;session id="L8eMTeW1"/&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